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0625in" fo:margin-left="-0.1417in" table:align="left"/>
    </style:style>
    <style:style style:name="Table1.A" style:family="table-column">
      <style:table-column-properties style:column-width="3.5521in"/>
    </style:style>
    <style:style style:name="Table1.B" style:family="table-column">
      <style:table-column-properties style:column-width="3.5104in"/>
    </style:style>
    <style:style style:name="Table1.A1" style:family="table-cell">
      <style:table-cell-properties fo:padding="0in" fo:border="none"/>
    </style:style>
    <style:style style:name="P1" style:family="paragraph" style:parent-style-name="Standard">
      <style:text-properties officeooo:paragraph-rsid="001ddb31"/>
    </style:style>
    <style:style style:name="P2" style:family="paragraph" style:parent-style-name="Text_20_body">
      <style:text-properties officeooo:paragraph-rsid="00124ff9"/>
    </style:style>
    <style:style style:name="P3" style:family="paragraph" style:parent-style-name="Text_20_body">
      <style:text-properties officeooo:paragraph-rsid="0026cdcd"/>
    </style:style>
    <style:style style:name="P4" style:family="paragraph" style:parent-style-name="Text_20_body">
      <style:text-properties fo:color="#c9211e" loext:opacity="100%" fo:font-weight="bold" officeooo:rsid="0026cdcd" officeooo:paragraph-rsid="0026cdcd" style:font-weight-asian="bold" style:font-weight-complex="bold"/>
    </style:style>
    <style:style style:name="P5" style:family="paragraph" style:parent-style-name="Text_20_body">
      <style:paragraph-properties fo:margin-left="0in" fo:margin-right="0in" fo:margin-top="0in" fo:margin-bottom="0in" style:contextual-spacing="false" fo:text-indent="0in" style:auto-text-indent="false"/>
    </style:style>
    <style:style style:name="P6" style:family="paragraph" style:parent-style-name="Text_20_body">
      <style:paragraph-properties fo:margin-left="0in" fo:margin-right="0in" fo:margin-top="0in" fo:margin-bottom="0in" style:contextual-spacing="false" fo:text-indent="0in" style:auto-text-indent="false"/>
      <style:text-properties officeooo:paragraph-rsid="0026cdcd"/>
    </style:style>
    <style:style style:name="P7" style:family="paragraph" style:parent-style-name="Text_20_body">
      <style:paragraph-properties fo:margin-left="0in" fo:margin-right="0in" fo:margin-top="0in" fo:margin-bottom="0in" style:contextual-spacing="false" fo:text-indent="0in" style:auto-text-indent="false"/>
      <style:text-properties officeooo:paragraph-rsid="0027943f"/>
    </style:style>
    <style:style style:name="P8" style:family="paragraph" style:parent-style-name="Text_20_body">
      <style:paragraph-properties fo:margin-left="0in" fo:margin-right="0in" fo:margin-top="0in" fo:margin-bottom="0in" style:contextual-spacing="false" fo:text-indent="0in" style:auto-text-indent="false"/>
      <style:text-properties fo:color="#000000" loext:opacity="100%" fo:font-weight="bold" officeooo:paragraph-rsid="0027943f" style:font-weight-asian="bold" style:font-weight-complex="bold"/>
    </style:style>
    <style:style style:name="P9" style:family="paragraph" style:parent-style-name="Text_20_body">
      <style:paragraph-properties fo:margin-left="0in" fo:margin-right="0in" fo:margin-top="0in" fo:margin-bottom="0in" style:contextual-spacing="false" fo:text-indent="0in" style:auto-text-indent="false"/>
      <style:text-properties fo:color="#000000" loext:opacity="100%" fo:font-weight="bold" officeooo:rsid="0026cdcd" officeooo:paragraph-rsid="0027943f" style:font-weight-asian="bold" style:font-weight-complex="bold"/>
    </style:style>
    <style:style style:name="P10" style:family="paragraph" style:parent-style-name="Standard">
      <style:text-properties officeooo:paragraph-rsid="00280a1f"/>
    </style:style>
    <style:style style:name="P11" style:family="paragraph" style:parent-style-name="Standard">
      <style:paragraph-properties fo:margin-left="0in" fo:margin-right="0in" fo:margin-top="0in" fo:margin-bottom="0in" style:contextual-spacing="false" fo:text-indent="0in" style:auto-text-indent="false"/>
      <style:text-properties officeooo:paragraph-rsid="002cdb40"/>
    </style:style>
    <style:style style:name="P12" style:family="paragraph" style:parent-style-name="Standard">
      <style:paragraph-properties fo:margin-left="0in" fo:margin-right="0in" fo:margin-top="0in" fo:margin-bottom="0in" style:contextual-spacing="false" fo:text-indent="0in" style:auto-text-indent="false"/>
      <style:text-properties officeooo:paragraph-rsid="0035422e"/>
    </style:style>
    <style:style style:name="P13" style:family="paragraph" style:parent-style-name="Standard">
      <style:paragraph-properties fo:margin-left="0in" fo:margin-right="0in" fo:margin-top="0in" fo:margin-bottom="0in" style:contextual-spacing="false" fo:text-indent="0in" style:auto-text-indent="false"/>
      <style:text-properties officeooo:paragraph-rsid="00371bd9"/>
    </style:style>
    <style:style style:name="P14" style:family="paragraph" style:parent-style-name="Standard">
      <style:paragraph-properties fo:margin-left="0in" fo:margin-right="0in" fo:margin-top="0in" fo:margin-bottom="0in" style:contextual-spacing="false" fo:text-indent="0in" style:auto-text-indent="false"/>
      <style:text-properties officeooo:paragraph-rsid="003a5cdc"/>
    </style:style>
    <style:style style:name="P15" style:family="paragraph" style:parent-style-name="Standard">
      <style:paragraph-properties fo:margin-left="0in" fo:margin-right="0in" fo:margin-top="0in" fo:margin-bottom="0in" style:contextual-spacing="false" fo:text-indent="0in" style:auto-text-indent="false"/>
      <style:text-properties officeooo:paragraph-rsid="00406a4a"/>
    </style:style>
    <style:style style:name="P16" style:family="paragraph" style:parent-style-name="Text_20_body">
      <style:text-properties officeooo:paragraph-rsid="00280a1f"/>
    </style:style>
    <style:style style:name="P17" style:family="paragraph" style:parent-style-name="Text_20_body">
      <style:paragraph-properties fo:margin-left="0in" fo:margin-right="0in" fo:margin-top="0in" fo:margin-bottom="0in" style:contextual-spacing="false" fo:text-indent="0in" style:auto-text-indent="false"/>
    </style:style>
    <style:style style:name="P18" style:family="paragraph" style:parent-style-name="Text_20_body">
      <style:paragraph-properties fo:margin-left="0in" fo:margin-right="0in" fo:margin-top="0in" fo:margin-bottom="0in" style:contextual-spacing="false" fo:text-indent="0in" style:auto-text-indent="false"/>
      <style:text-properties officeooo:paragraph-rsid="0029bb33"/>
    </style:style>
    <style:style style:name="P19" style:family="paragraph" style:parent-style-name="Text_20_body">
      <style:paragraph-properties fo:margin-left="0in" fo:margin-right="0in" fo:margin-top="0in" fo:margin-bottom="0in" style:contextual-spacing="false" fo:text-indent="0in" style:auto-text-indent="false"/>
      <style:text-properties officeooo:paragraph-rsid="002b5d4c"/>
    </style:style>
    <style:style style:name="P20" style:family="paragraph" style:parent-style-name="Text_20_body">
      <style:paragraph-properties fo:margin-left="0in" fo:margin-right="0in" fo:margin-top="0in" fo:margin-bottom="0in" style:contextual-spacing="false" fo:text-indent="0in" style:auto-text-indent="false"/>
      <style:text-properties officeooo:paragraph-rsid="002c9d27"/>
    </style:style>
    <style:style style:name="P21" style:family="paragraph" style:parent-style-name="Text_20_body">
      <style:paragraph-properties fo:margin-left="0in" fo:margin-right="0in" fo:margin-top="0in" fo:margin-bottom="0in" style:contextual-spacing="false" fo:text-indent="0in" style:auto-text-indent="false"/>
      <style:text-properties officeooo:paragraph-rsid="002cdb40"/>
    </style:style>
    <style:style style:name="P22" style:family="paragraph" style:parent-style-name="Text_20_body">
      <style:paragraph-properties fo:margin-left="0in" fo:margin-right="0in" fo:margin-top="0in" fo:margin-bottom="0in" style:contextual-spacing="false" fo:text-indent="0in" style:auto-text-indent="false"/>
      <style:text-properties officeooo:paragraph-rsid="002d5e08"/>
    </style:style>
    <style:style style:name="P23" style:family="paragraph" style:parent-style-name="Text_20_body">
      <style:paragraph-properties fo:margin-left="0in" fo:margin-right="0in" fo:margin-top="0in" fo:margin-bottom="0in" style:contextual-spacing="false" fo:text-indent="0in" style:auto-text-indent="false"/>
      <style:text-properties officeooo:paragraph-rsid="002f09e9"/>
    </style:style>
    <style:style style:name="P24" style:family="paragraph" style:parent-style-name="Text_20_body">
      <style:paragraph-properties fo:margin-left="0in" fo:margin-right="0in" fo:margin-top="0in" fo:margin-bottom="0in" style:contextual-spacing="false" fo:text-indent="0in" style:auto-text-indent="false"/>
      <style:text-properties officeooo:paragraph-rsid="00308171"/>
    </style:style>
    <style:style style:name="P25" style:family="paragraph" style:parent-style-name="Text_20_body">
      <style:paragraph-properties fo:margin-left="0in" fo:margin-right="0in" fo:margin-top="0in" fo:margin-bottom="0in" style:contextual-spacing="false" fo:text-indent="0in" style:auto-text-indent="false"/>
      <style:text-properties officeooo:paragraph-rsid="0031571a"/>
    </style:style>
    <style:style style:name="P26" style:family="paragraph" style:parent-style-name="Text_20_body">
      <style:paragraph-properties fo:margin-left="0in" fo:margin-right="0in" fo:margin-top="0in" fo:margin-bottom="0in" style:contextual-spacing="false" fo:text-indent="0in" style:auto-text-indent="false"/>
      <style:text-properties officeooo:paragraph-rsid="00320a1b"/>
    </style:style>
    <style:style style:name="P27" style:family="paragraph" style:parent-style-name="Text_20_body">
      <style:paragraph-properties fo:margin-left="0in" fo:margin-right="0in" fo:margin-top="0in" fo:margin-bottom="0in" style:contextual-spacing="false" fo:text-indent="0in" style:auto-text-indent="false"/>
      <style:text-properties officeooo:paragraph-rsid="003404c0"/>
    </style:style>
    <style:style style:name="P28" style:family="paragraph" style:parent-style-name="Text_20_body">
      <style:paragraph-properties fo:margin-left="0in" fo:margin-right="0in" fo:margin-top="0in" fo:margin-bottom="0in" style:contextual-spacing="false" fo:text-indent="0in" style:auto-text-indent="false"/>
      <style:text-properties officeooo:paragraph-rsid="0035422e"/>
    </style:style>
    <style:style style:name="P29" style:family="paragraph" style:parent-style-name="Text_20_body">
      <style:paragraph-properties fo:margin-left="0in" fo:margin-right="0in" fo:margin-top="0in" fo:margin-bottom="0in" style:contextual-spacing="false" fo:text-indent="0in" style:auto-text-indent="false"/>
      <style:text-properties officeooo:paragraph-rsid="00371bd9"/>
    </style:style>
    <style:style style:name="P30" style:family="paragraph" style:parent-style-name="Text_20_body">
      <style:paragraph-properties fo:margin-left="0in" fo:margin-right="0in" fo:margin-top="0in" fo:margin-bottom="0in" style:contextual-spacing="false" fo:text-indent="0in" style:auto-text-indent="false"/>
      <style:text-properties officeooo:paragraph-rsid="0037ac0b"/>
    </style:style>
    <style:style style:name="P31" style:family="paragraph" style:parent-style-name="Text_20_body">
      <style:paragraph-properties fo:margin-left="0in" fo:margin-right="0in" fo:margin-top="0in" fo:margin-bottom="0in" style:contextual-spacing="false" fo:text-indent="0in" style:auto-text-indent="false"/>
      <style:text-properties officeooo:paragraph-rsid="0038e6bc"/>
    </style:style>
    <style:style style:name="P32" style:family="paragraph" style:parent-style-name="Text_20_body">
      <style:paragraph-properties fo:margin-left="0in" fo:margin-right="0in" fo:margin-top="0in" fo:margin-bottom="0in" style:contextual-spacing="false" fo:text-indent="0in" style:auto-text-indent="false"/>
      <style:text-properties officeooo:paragraph-rsid="003a5cdc"/>
    </style:style>
    <style:style style:name="P33" style:family="paragraph" style:parent-style-name="Text_20_body">
      <style:paragraph-properties fo:margin-left="0in" fo:margin-right="0in" fo:margin-top="0in" fo:margin-bottom="0in" style:contextual-spacing="false" fo:text-indent="0in" style:auto-text-indent="false"/>
      <style:text-properties officeooo:paragraph-rsid="003bdbba"/>
    </style:style>
    <style:style style:name="P34" style:family="paragraph" style:parent-style-name="Text_20_body">
      <style:paragraph-properties fo:margin-left="0in" fo:margin-right="0in" fo:margin-top="0in" fo:margin-bottom="0in" style:contextual-spacing="false" fo:text-indent="0in" style:auto-text-indent="false"/>
      <style:text-properties officeooo:paragraph-rsid="003dbf47"/>
    </style:style>
    <style:style style:name="P35" style:family="paragraph" style:parent-style-name="Text_20_body">
      <style:paragraph-properties fo:margin-left="0in" fo:margin-right="0in" fo:margin-top="0in" fo:margin-bottom="0in" style:contextual-spacing="false" fo:text-indent="0in" style:auto-text-indent="false"/>
      <style:text-properties officeooo:paragraph-rsid="003df82d"/>
    </style:style>
    <style:style style:name="P36" style:family="paragraph" style:parent-style-name="Text_20_body">
      <style:paragraph-properties fo:margin-left="0in" fo:margin-right="0in" fo:margin-top="0in" fo:margin-bottom="0in" style:contextual-spacing="false" fo:text-indent="0in" style:auto-text-indent="false"/>
      <style:text-properties officeooo:paragraph-rsid="003ea475"/>
    </style:style>
    <style:style style:name="P37" style:family="paragraph" style:parent-style-name="Text_20_body">
      <style:paragraph-properties fo:margin-left="0in" fo:margin-right="0in" fo:margin-top="0in" fo:margin-bottom="0in" style:contextual-spacing="false" fo:text-indent="0in" style:auto-text-indent="false"/>
      <style:text-properties officeooo:paragraph-rsid="00406a4a"/>
    </style:style>
    <style:style style:name="P38" style:family="paragraph" style:parent-style-name="Text_20_body">
      <style:paragraph-properties fo:margin-left="0in" fo:margin-right="0in" fo:margin-top="0in" fo:margin-bottom="0in" style:contextual-spacing="false" fo:text-indent="0in" style:auto-text-indent="false"/>
      <style:text-properties officeooo:paragraph-rsid="00425dcc"/>
    </style:style>
    <style:style style:name="T1" style:family="text">
      <style:text-properties officeooo:rsid="0026cdcd"/>
    </style:style>
    <style:style style:name="T2" style:family="text">
      <style:text-properties officeooo:rsid="0027943f"/>
    </style:style>
    <style:style style:name="T3" style:family="text">
      <style:text-properties officeooo:rsid="00280a1f"/>
    </style:style>
    <style:style style:name="T4" style:family="text">
      <style:text-properties officeooo:rsid="0029bb33"/>
    </style:style>
    <style:style style:name="T5" style:family="text">
      <style:text-properties officeooo:rsid="002c9d27"/>
    </style:style>
    <style:style style:name="T6" style:family="text">
      <style:text-properties officeooo:rsid="002cdb40"/>
    </style:style>
    <style:style style:name="T7" style:family="text">
      <style:text-properties officeooo:rsid="002d5e08"/>
    </style:style>
    <style:style style:name="T8" style:family="text">
      <style:text-properties officeooo:rsid="002f09e9"/>
    </style:style>
    <style:style style:name="T9" style:family="text">
      <style:text-properties officeooo:rsid="00308171"/>
    </style:style>
    <style:style style:name="T10" style:family="text">
      <style:text-properties officeooo:rsid="0031571a"/>
    </style:style>
    <style:style style:name="T11" style:family="text">
      <style:text-properties officeooo:rsid="00320a1b"/>
    </style:style>
    <style:style style:name="T12" style:family="text">
      <style:text-properties officeooo:rsid="003404c0"/>
    </style:style>
    <style:style style:name="T13" style:family="text">
      <style:text-properties officeooo:rsid="0035422e"/>
    </style:style>
    <style:style style:name="T14" style:family="text">
      <style:text-properties officeooo:rsid="00371bd9"/>
    </style:style>
    <style:style style:name="T15" style:family="text">
      <style:text-properties officeooo:rsid="0037ac0b"/>
    </style:style>
    <style:style style:name="T16" style:family="text">
      <style:text-properties officeooo:rsid="0038e6bc"/>
    </style:style>
    <style:style style:name="T17" style:family="text">
      <style:text-properties officeooo:rsid="003a5cdc"/>
    </style:style>
    <style:style style:name="T18" style:family="text">
      <style:text-properties officeooo:rsid="003bdbba"/>
    </style:style>
    <style:style style:name="T19" style:family="text">
      <style:text-properties officeooo:rsid="003dbf47"/>
    </style:style>
    <style:style style:name="T20" style:family="text">
      <style:text-properties officeooo:rsid="003df82d"/>
    </style:style>
    <style:style style:name="T21" style:family="text">
      <style:text-properties officeooo:rsid="003ea475"/>
    </style:style>
    <style:style style:name="T22" style:family="text">
      <style:text-properties officeooo:rsid="00406a4a"/>
    </style:style>
    <style:style style:name="T23" style:family="text">
      <style:text-properties officeooo:rsid="00425d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header-rows>
          <table:table-row table:style-name="TableLine2821073794208">
            <table:table-cell table:style-name="Table1.A1" office:value-type="string">
              <text:p text:style-name="P4">ΚΕΦΑΛΑΊΟΝ ΤΕΣΣΑΡΑ<text:line-break/>ΠΕΡΙ ΤΟΥ ΚΛΕΙΔΟΦΥΛΑΚΟΣ</text:p>
            </table:table-cell>
            <table:table-cell table:style-name="Table1.A1" office:value-type="string">
              <text:p text:style-name="P8">CHAPTER FOUR </text:p>
              <text:p text:style-name="P9">THE KEEPER OF THE KEYS </text:p>
            </table:table-cell>
          </table:table-row>
        </table:table-header-rows>
        <table:table-row table:style-name="TableLine2821073800736">
          <table:table-cell table:style-name="Table1.A1" office:value-type="string">
            <text:p text:style-name="P3">βόμβον δέ δεύτερον ἦν ἀκοῦσαι, κόψαντος πάλιν τοῦ ἀοράτου<text:span text:style-name="T1"> τὴν θύραν. ὁ δὲ Δούδλιος ἐξαίφνης ἐξεγερθεὶς ἄφρων ε”τι Ποῦ τὸ τηλεβόλον; ἔφη.</text:span></text:p>
          </table:table-cell>
          <table:table-cell table:style-name="Table1.A1" office:value-type="string">
            <text:p text:style-name="P7">BOOM. They knocked again. Dudley jerked awake.<text:span text:style-name="T2"> "Where's the cannon?" he said stupidly. </text:span></text:p>
          </table:table-cell>
        </table:table-row>
        <table:table-row table:style-name="TableLine2821073803184">
          <table:table-cell table:style-name="Table1.A1" office:value-type="string">
            <text:p text:style-name="P6">καὶ ἐνταῦθα ψόφον ὄπισθεν ἤκουσας ἂν τοῦ Δουρσλείου εἰσπηδῶντος εἷς τὸ δωμάτιον.</text:p>
          </table:table-cell>
          <table:table-cell table:style-name="Table1.A1" office:value-type="string">
            <text:p text:style-name="P7">There was a crash behind them and Uncle Vernon came skidding into the room.</text:p>
          </table:table-cell>
        </table:table-row>
        <table:table-row table:style-name="TableLine2821073792032">
          <table:table-cell table:style-name="Table1.A1" office:value-type="string">
            <text:p text:style-name="P6"><text:s/>ὁ δέ ὅπλον ταῖς χερσὶν εἶχε πυροβόλον·</text:p>
            <text:p text:style-name="P6">τοῦτὸ γὰρ ἦν ἄρα τὸ συγκεκαλυμμένον ἐκεῖνο δολιχὸν καὶ λεπτὸν<text:span text:style-name="T1"> </text:span>ὅπερ ἐκόμιζεν ἐν τοῖς ἐπιτηδείοις.</text:p>
          </table:table-cell>
          <table:table-cell table:style-name="Table1.A1" office:value-type="string">
            <text:p text:style-name="P7">He was holding a rifle in his hands -- now they knew what had been in the long, thin package he had brought with them.</text:p>
          </table:table-cell>
        </table:table-row>
        <table:table-row table:style-name="TableLine2821073792848">
          <table:table-cell table:style-name="Table1.A1" office:value-type="string">
            <text:p text:style-name="P6">Οὗτος τίς εἶ,· ἔφη. εὐλαβοῦ δῆτα. εὔοπλος γάρ εἶμι.</text:p>
          </table:table-cell>
          <table:table-cell table:style-name="Table1.A1" office:value-type="string">
            <text:p text:style-name="P7">"Who's there?" he shouted. "I warn you -- I'm armed!"</text:p>
          </table:table-cell>
        </table:table-row>
        <table:table-row table:style-name="TableLine2821073794480">
          <table:table-cell table:style-name="Table1.A1" office:value-type="string">
            <text:p text:style-name="P6">καί μετ’ οὐ πολὺν πάταγος ἐγένετο μέγας, ἀραχθέντων τοσαύτῃ<text:span text:style-name="T1"> </text:span>βίᾳ τῶν θυρωμάτων ὥστ’ ἐκ στροφίγγων ἀποσπασθέντα χαμᾶζε<text:span text:style-name="T1"> </text:span>συμπεσεῖν ὥσπερ ὑπὸ σεισμοῦ.</text:p>
          </table:table-cell>
          <table:table-cell table:style-name="Table1.A1" office:value-type="string">
            <text:p text:style-name="P7">There was a pause. Then – SMASH! The door was hit with such force that it swung clean off its hinges and with a deafening crash landed flat on the floor.</text:p>
          </table:table-cell>
        </table:table-row>
        <table:table-row table:style-name="TableLine2821073801008">
          <table:table-cell table:style-name="Table1.A1" office:value-type="string">
            <text:p text:style-name="P6">ἅνθρωπος δέ τις παμμεγέθης ἐν τῇ εἰσόδῳ<text:span text:style-name="T1"> </text:span>ἐμβεβήκει.</text:p>
          </table:table-cell>
          <table:table-cell table:style-name="Table1.A1" office:value-type="string">
            <text:p text:style-name="P7">A giant of a man was standing in the doorway.</text:p>
          </table:table-cell>
        </table:table-row>
        <table:table-row table:style-name="TableLine2821073789856">
          <table:table-cell table:style-name="Table1.A1" office:value-type="string">
            <text:p text:style-name="P6">καί τὸ μὲν<text:span text:style-name="T1"> </text:span>πρόσωπον ἰδεῖν οὐ ῥᾴδιον, ὡς μόνον οὐ κεκρυμμένον καὶ μάλα δασὺ<text:span text:style-name="T1"> </text:span>ὂν διὰ χαίτην τε πυκνὴν καὶ γένειον ἄκουρον καί ἀκτένιστον, οἱ δ’<text:span text:style-name="T1"> </text:span>ὀφθαλμοὶ μόλις ὑπεφαίνοντο ἐν τῷ δασκίῳ καθάπερ τὸ<text:span text:style-name="T1"> </text:span>φαιδρὸν<text:span text:style-name="T1"> </text:span>κανθάρων που ἐν θάμνῳ λαθόντων.</text:p>
          </table:table-cell>
          <table:table-cell table:style-name="Table1.A1" office:value-type="string">
            <text:p text:style-name="P7">His face was almost completely hidden by a long, shaggy mane of hair and a wild, tangled beard, but you could make out his eyes, glinting like black beetles under all the hair. </text:p>
          </table:table-cell>
        </table:table-row>
        <table:table-row table:style-name="TableLine2821073795296">
          <table:table-cell table:style-name="Table1.A1" office:value-type="string">
            <text:p text:style-name="P18">καὶ οὗτος ὁ γίγας εἷς τὸ καλύβιον ταῖς φλιαὶσι θλιβόμενος μόλις εἰσῆλθε, πάνυ ἐγκύψας μὲν ἐφαπτόμενος δ’ ὅμως τοῦ ὀρόφου τῇ κεφαλῇ, ἀλλὰ κάτω νεύσας, ἀναλαβὼν δέ τὴν θύραν τὴν ἀπεσπασ-</text:p>
            <text:p text:style-name="P18">μένην εἶς τὰς φλιὰς ῥᾳδίως κατέστησεν, ὥστε τὸν ἔξωθεν χειμῶνα πραότερον γενέσθαι, ὡς δοκεῖν.</text:p>
          </table:table-cell>
          <table:table-cell table:style-name="Table1.A1" office:value-type="string">
            <text:p text:style-name="P18">The giant squeezed his way into the hut, stooping so that his head just brushed the ceiling. He bent down, picked up the door, and fitted it easily back into its frame. The noise of the storm outside dropped a little.</text:p>
          </table:table-cell>
        </table:table-row>
        <table:table-row table:style-name="TableLine2821073795296">
          <table:table-cell table:style-name="Table1.A1" office:value-type="string">
            <text:p text:style-name="P18">καὶ στρεψάμενος ἐναντίον προσ- έβλεπεν ἅπαντας.</text:p>
          </table:table-cell>
          <table:table-cell table:style-name="Table1.A1" office:value-type="string">
            <text:p text:style-name="P18">He turned to look at them all. </text:p>
          </table:table-cell>
        </table:table-row>
        <table:table-row table:style-name="TableLine2821073795296">
          <table:table-cell table:style-name="Table1.A1" office:value-type="string">
            <text:p text:style-name="P18">Ἆρ’ οὖν ε”χοι τις ἂν ὑμῶν, ἔφη, σκευάσασθαί μοι τεΐου τι,“ χαλεπὴ γὰρ ἡ ὁδός<text:span text:style-name="T4"> </text:span>καί διέβη ταχέως πρὸς τὸν Δούδλιον ἐπὶ τῆς χαμεύνης καθήμενον καί φόβῳ ἅμα ἐκπεπληγμένον.</text:p>
          </table:table-cell>
          <table:table-cell table:style-name="Table1.A1" office:value-type="string">
            <text:p text:style-name="P18">"Couldn't make us a cup o' tea, could yeh? It's not been an easy journey..." He strode over to the sofa where Dudley sat frozen with fear. </text:p>
            <text:p text:style-name="P18"/>
          </table:table-cell>
        </table:table-row>
        <table:table-row table:style-name="TableLine2821073795296">
          <table:table-cell table:style-name="Table1.A1" office:value-type="string">
            <text:p text:style-name="P18">Οὗτος, ἔφη, ὧ βούπαι, οὖ κινήσῃ μοι,<text:span text:style-name="T4"> </text:span>ὁ δέ γόον ἀφεῖς ἆπέδραμεν ὀξυβόης ἀποκρυψάμενος ὄπισθε τῆς<text:span text:style-name="T4"> </text:span>μητρός.<text:span text:style-name="T4"> ἡ δέ ἀποκρυψαμένη ε”τυχεν <text:s/>φόβῳ ὀκλάζουσα ὄπισθε τοῦ ἀνδρός.</text:span></text:p>
          </table:table-cell>
          <table:table-cell table:style-name="Table1.A1" office:value-type="string">
            <text:p text:style-name="P18"><text:span text:style-name="T4">"</text:span>Budge up, yeh great lump," said the stranger. Dudley squeaked and ran to hide behind his mother, who was crouching, terrified, behind Uncle Vernon.</text:p>
          </table:table-cell>
        </table:table-row>
        <table:table-row table:style-name="TableLine2821073795296">
          <table:table-cell table:style-name="Table1.A1" office:value-type="string">
            <text:p text:style-name="P18">ἐκεῖνος δέ Φέρε δή, ἔφη. ὅδε γὰρ Ἅρειός ἐστι δήπου.</text:p>
          </table:table-cell>
          <table:table-cell table:style-name="Table1.A1" office:value-type="string">
            <text:p text:style-name="P18">"An' here's Harry!" said the giant.</text:p>
          </table:table-cell>
        </table:table-row>
        <table:table-row table:style-name="TableLine2821073795296">
          <table:table-cell table:style-name="Table1.A1" office:value-type="string">
            <text:p text:style-name="P18">καὶ οὗτος ἀναβλέψας πρὸς τὸ πρόσωπον αὐτοῦ <text:soft-page-break/>οὕτως ἄγριόν τ’ ὂν καὶ θηριῶδες καὶ ἀμαυρὸν ᾔσθετο αὐτοῦ μειδιῶντος, καὶ ἆνασπάσαντός τι τὸ κανθάρινον ἐκεῖνο τὸ τῶν ὀφρύων.</text:p>
          </table:table-cell>
          <table:table-cell table:style-name="Table1.A1" office:value-type="string">
            <text:p text:style-name="P18">Harry looked up into the fierce, wild, shadowy face <text:soft-page-break/>and saw that the beetle eyes were crinkled in a smile. </text:p>
          </table:table-cell>
        </table:table-row>
        <table:table-row table:style-name="TableLine2821073795296">
          <table:table-cell table:style-name="Table1.A1" office:value-type="string">
            <text:p text:style-name="P18">Ἀλλ’ οὐκ ἑώρακα σέ, ἔφη, ἐξ οὗ βρέφος ἦσθα. ἀλλὰ τῷ γε πατρὶ ὡς ἐπὶ τὸ πολὺ ὁμοῖος εἶ πλὴν ἀλλὰ τούς μητρῴους παρέλαβες ὀφθαλμούς.</text:p>
          </table:table-cell>
          <table:table-cell table:style-name="Table1.A1" office:value-type="string">
            <text:p text:style-name="P18">"Las' time I saw you, you was only a baby," said the giant. "Yeh look a lot like ye<text:span text:style-name="T4">h</text:span> dad, but yeh've got ye<text:span text:style-name="T4">h</text:span> mom's eyes." </text:p>
          </table:table-cell>
        </table:table-row>
        <table:table-row table:style-name="TableLine2821073795296">
          <table:table-cell table:style-name="Table1.A1" office:value-type="string">
            <text:p text:style-name="P18">ὁ δέ Δούρσλειος πνευστιῶν Ἐπιτάττω σοί, ἔφη, ὤνθρωπε, ἀπαναστῆναι αὐτίκα μάλα. τοιχωρυχεΐς γάρ.</text:p>
          </table:table-cell>
          <table:table-cell table:style-name="Table1.A1" office:value-type="string">
            <text:p text:style-name="P18">Uncle Vernon made a funny rasping noise. I demand that you leave at once, sit!" he said. "You are breaking and entering!"</text:p>
          </table:table-cell>
        </table:table-row>
        <table:table-row table:style-name="TableLine2821073795296">
          <table:table-cell table:style-name="Table1.A1" office:value-type="string">
            <text:p text:style-name="P18">ἀλλ’ ἐκεῖνος Σίγα, εἰπών, ὦ σεμνότατε, σόβει σὺ ἄλλοσε, τὴν δέ δεξιὰν πρὸς τὸ ὄπισθε τῆς χαμεύνης τείνας καὶ τὸ ὅπλον ἐκ τῶν χειρῶν αὐτῷ ἁρπάσας, οὕτως ἐλύγισεν ὥστε ἅμμα ῥᾳδίως συν- άψαι ὡσεὶ ἐλαστικόν τι πλέκοι, καὶ τὸ παραχρῆμα εἰς γωνίαν</text:p>
            <text:p text:style-name="P18">ἀπέρριψεν.</text:p>
          </table:table-cell>
          <table:table-cell table:style-name="Table1.A1" office:value-type="string">
            <text:p text:style-name="P18">"Ah, shut up, Dursley, yeh great prune," said the giant; he reached over the back of the sofa, jerked the gun out of Uncle Vernon's hands, bent it into a knot as easily as if it had been made of rubber, and threw it into a corner of the room. </text:p>
          </table:table-cell>
        </table:table-row>
        <table:table-row table:style-name="TableLine2821073795296">
          <table:table-cell table:style-name="Table1.A1" office:value-type="string">
            <text:p text:style-name="P18">ὁ δ’ ἕτερον ἀφίετο ψόφον, ὥσπερ μυὸς καταπατουμένου.</text:p>
          </table:table-cell>
          <table:table-cell table:style-name="Table1.A1" office:value-type="string">
            <text:p text:style-name="P18">Uncle Vernon made another funny noise, like a mouse being trodden on.</text:p>
          </table:table-cell>
        </table:table-row>
        <table:table-row table:style-name="TableLine2821073795296">
          <table:table-cell table:style-name="Table1.A1" office:value-type="string">
            <text:p text:style-name="P19">ἐκεῖνος δ’ οῦν Εὐδαιμονοίης τοίνυν, ἔφη, ὦ Ἅρειε, τῶν γενεθλίων ἕνεκα.</text:p>
          </table:table-cell>
          <table:table-cell table:style-name="Table1.A1" office:value-type="string">
            <text:p text:style-name="P19">"Anyway -- Harry," said the giant, turning his back on the Dursleys, "a very happy birthday to yeh.</text:p>
          </table:table-cell>
        </table:table-row>
        <table:table-row table:style-name="TableLine2821073795296">
          <table:table-cell table:style-name="Table1.A1" office:value-type="string">
            <text:p text:style-name="P19">δοτέον οὖν μοί τι· ἐκάθισά πως ἐμαυτὸν ὑπ’ αὐτό, οὐ μὴν ἀλλ’ ἡδέως ἔχει.</text:p>
          </table:table-cell>
          <table:table-cell table:style-name="Table1.A1" office:value-type="string">
            <text:p text:style-name="P19">Got sum<text:span text:style-name="T4">pin</text:span> fer y<text:span text:style-name="T4">a</text:span>h here -- I mighta sat on it at some point, but it'll taste all right."</text:p>
          </table:table-cell>
        </table:table-row>
        <table:table-row table:style-name="TableLine2821073795296">
          <table:table-cell table:style-name="Table1.A1" office:value-type="string">
            <text:p text:style-name="P19">καὶ ἐκ τῶν τοῦ τρίβωνος θυλακίων κιβώτιόν τι παρέσχε θλιβόμενον.</text:p>
          </table:table-cell>
          <table:table-cell table:style-name="Table1.A1" office:value-type="string">
            <text:p text:style-name="P19">From an inside pocket of his black overcoat he pulled a slightly squashed box.</text:p>
          </table:table-cell>
        </table:table-row>
        <table:table-row table:style-name="TableLine2821073795296">
          <table:table-cell table:style-name="Table1.A1" office:value-type="string">
            <text:p text:style-name="P19">ὁ δ’ Ἄρειος τρόμῳ ἀνοίξας ἐξέθηκε κύκλον πλακοῦντος σοκολάτου μέγαν τε καὶ γλισχρόν, καί σακχαρίδι καλαΐνῃ ἐγκεχαραγμένον τοιάδε· ΧΡΟΝῙΑ ΠΟΛΛΑ, ΑΡΕῙΕ. οὕτω γὰρ λαλοῦσιν οἱ νῦν τοῖς τὰ γενέθλια ἄγουσιν.</text:p>
          </table:table-cell>
          <table:table-cell table:style-name="Table1.A1" office:value-type="string">
            <text:p text:style-name="P19">Harry opened it with trembling fingers. Inside was a large, sticky chocolate cake with Happy Birthday Harry written on it in green icing. </text:p>
          </table:table-cell>
        </table:table-row>
        <table:table-row table:style-name="TableLine2821073795296">
          <table:table-cell table:style-name="Table1.A1" office:value-type="string">
            <text:p text:style-name="P20">ἀναβλέπων οὖν πρὸς ἐκεῖνον, λαθὼν δέ ἑαυτὸν χάριν εἰδέναι βουλόμενον, ε”τυχεν ἐρωτήσας αὐτὸν οἷον ὄνομα ὀνομάζεται.</text:p>
          </table:table-cell>
          <table:table-cell table:style-name="Table1.A1" office:value-type="string">
            <text:p text:style-name="P20">Harry looked up at the giant. He meant to say thank you, but the words got lost on the way to his mouth, and what he said instead was, "Who are you?"</text:p>
          </table:table-cell>
        </table:table-row>
        <table:table-row table:style-name="TableLine2821073795296">
          <table:table-cell table:style-name="Table1.A1" office:value-type="string">
            <text:p text:style-name="P20">ὁ δὲ γελάσας Εὖ λέγεις, ἔφη. τὸ γὰρ ὄνομά μου οὐκ ἤκουσας. Ῥούβεος Ἁγριώδης ε<text:span text:style-name="T5">ἰ</text:span>μί, κλειδοφύλαξ ὢν καὶ τεμενουρὸς τοῦ <text:span text:style-name="T5">Ὑ</text:span>ογοήτου.</text:p>
          </table:table-cell>
          <table:table-cell table:style-name="Table1.A1" office:value-type="string">
            <text:p text:style-name="P20">The giant chuckled. "True, I haven't introduced meself. Rubeus Hagrid, Keeper of Keys and Grounds at Hogwarts." </text:p>
          </table:table-cell>
        </table:table-row>
        <table:table-row table:style-name="TableLine2821073795296">
          <table:table-cell table:style-name="Table1.A1" office:value-type="string">
            <text:p text:style-name="P20">δεξιὰν δ’ ἐκτείνας τὴν ἑαυτοῦ μεγάλην χεῖρα, συνάψας δέ τὴν Ἁρείου ἀσπαζόμενος ἔσεισεν αὐτήν τε καὶ τὸν βραχίονα.</text:p>
          </table:table-cell>
          <table:table-cell table:style-name="Table1.A1" office:value-type="string">
            <text:p text:style-name="P20">He held out an enormous hand and shook Harry's whole arm. </text:p>
          </table:table-cell>
        </table:table-row>
        <table:table-row table:style-name="TableLine2821073795296">
          <table:table-cell table:style-name="Table1.A1" office:value-type="string">
            <text:p text:style-name="P20">Τί μήν; ἔφη. ἧ τέῖον ἄρα μοι δώσεις ὡς διψῶντι πολύ; ἢ μεθυστικώτερόν τι, εἶ πρόχειρον ἔχων τύχοις ἅν;</text:p>
          </table:table-cell>
          <table:table-cell table:style-name="Table1.A1" office:value-type="string">
            <text:p text:style-name="P20">"What about that tea then, eh?" he said, rubbing his hands together. "I'd not say no ter summat stronger if yeh've got it, mind."</text:p>
          </table:table-cell>
        </table:table-row>
        <text:soft-page-break/>
        <table:table-row table:style-name="TableLine2821073795296">
          <table:table-cell table:style-name="Table1.A1" office:value-type="string">
            <text:p text:style-name="P20">βλέψας δ’ πρὸς τὸ τῆς ἐσχάρας κενὸν ε”τι τὰ σακία ἡμίκαυστα ἕχον, ε’μύχθισέ τι.</text:p>
          </table:table-cell>
          <table:table-cell table:style-name="Table1.A1" office:value-type="string">
            <text:p text:style-name="P20">His eyes fell on the empty grate with the shriveled chip bags in it and he snorted.</text:p>
          </table:table-cell>
        </table:table-row>
        <table:table-row table:style-name="TableLine2821073795296">
          <table:table-cell table:style-name="Table1.A1" office:value-type="string">
            <text:p text:style-name="P20">κ<text:span text:style-name="T5">ᾆ</text:span>τα περὶ τὴν ἐσχάραν ὀκλάσας οῦκ οἶδ’ ὅπως ε”λαθεν αὐτούς θαυμαστόν τι πράξας ὥστ ἐν ἀκαρεῖ πῦρ φλέγειν μέγα.</text:p>
          </table:table-cell>
          <table:table-cell table:style-name="Table1.A1" office:value-type="string">
            <text:p text:style-name="P20">He bent down over the fireplace; they couldn't see what he was doing but when he drew back a second later, there was a roaring fire there.</text:p>
          </table:table-cell>
        </table:table-row>
        <table:table-row table:style-name="TableLine2821073795296">
          <table:table-cell table:style-name="Table1.A1" office:value-type="string">
            <text:p text:style-name="P20">πάντ’ οὖν τὰ τοῦ δωματίου ἐφώτιζε τοῦτο τὸ πῦρ καὶ τὸ ὑγρὸν ἐξήραινεν ὥστε ’Ἀρειον ἆλεαίνειν καθάπερ θερμοῖς ἐν λούτροις γενόμενον.</text:p>
          </table:table-cell>
          <table:table-cell table:style-name="Table1.A1" office:value-type="string">
            <text:p text:style-name="P20">It filled the whole damp hut with flickering light and Harry felt the warmth wash over him as though he'd sunk into a hot bath. </text:p>
          </table:table-cell>
        </table:table-row>
        <table:table-row table:style-name="TableLine2821073795296">
          <table:table-cell table:style-name="Table1.A1" office:value-type="string">
            <text:p text:style-name="P11">ἐκεῖνος δέ πάλιν εἷς τὴν χαμεύνην καθήμενος μάλα πιεζομένην διὰ τὸ περιττὸν τὸ τοῦ βάρους αὐτοῦ, ἤρξε παντοῖα ἐκ θυλακίων ἕλκων οἷα λέβητα χαλκοῦν, καὶ ὅβελον, καὶ σακίον ἀλλάντων εἰ καί</text:p>
            <text:p text:style-name="P21">πεπιεσμένον, καὶ τεϊδόχην, ἐνίους δέ καὶ ποτὴρας σαθρούς, καὶ δὴ καί λήκυθον ὑγρόν τι καί ἠλέκτρινον τὸ χρῶμα ἔχουσαν.<text:span text:style-name="T6"> ἐκ δέ ταύτης πιών, δειπνοποιεῖν ἤρξεν.</text:span></text:p>
          </table:table-cell>
          <table:table-cell table:style-name="Table1.A1" office:value-type="string">
            <text:p text:style-name="P21">The giant sat back down on the sofa, which sagged under his weight, and began taking all sorts of things out of the pockets of his coat: a copper kettle, a squashy package of sausages, a poker, a teapot, several chipped mugs, and a bottle of some amber liquid that he took a swig from before starting to make tea.</text:p>
          </table:table-cell>
        </table:table-row>
        <table:table-row table:style-name="TableLine2821073795296">
          <table:table-cell table:style-name="Table1.A1" office:value-type="string">
            <text:p text:style-name="P22">καὶ ἐντὸς ὀλίγου ψόφον ἦν ἀκοῦσαι τοῦ ἀλλᾶντος ὀπτωμένου κνῖσαν δ ’ ἀνιέντος θαυμασίαν.</text:p>
          </table:table-cell>
          <table:table-cell table:style-name="Table1.A1" office:value-type="string">
            <text:p text:style-name="P22">Soon the hut was full of the sound and smell of sizzling sausage.</text:p>
          </table:table-cell>
        </table:table-row>
        <table:table-row table:style-name="TableLine2821073795296">
          <table:table-cell table:style-name="Table1.A1" office:value-type="string">
            <text:p text:style-name="P22">ἕως μὲν οῦν<text:span text:style-name="T7"> </text:span>πονεῖ, οὐδεὶς τέως λαλεῖ· ἐπειδὴ δέ τάχιστα τὸν ἕκτον ἀλλᾶντα σκευασαμένος ε”λυσεν ἀπὸ τοῦ ὀβέλου πιαρόν τε καί λιπαρὸν καὶ εὖ ἠνθρακισμένον, ὁ Δούδλιος πράγματα παρέχων ἦρχεν.<text:span text:style-name="T7"> ὁ δέ πατήρ Οὐ μὴ φάγῃς μοι, ἔφη, τῶν τούτῳ δεδομένων οὐδέν.</text:span></text:p>
          </table:table-cell>
          <table:table-cell table:style-name="Table1.A1" office:value-type="string">
            <text:p text:style-name="P22">Nobody said a thing while the giant was working, but as he slid the first six fat, juicy, slightly burnt sausages from the poker, Dudley fidgeted a little. Uncle Vernon said sharply, "Don't touch anything he gives you, Dudley."</text:p>
          </table:table-cell>
        </table:table-row>
        <table:table-row table:style-name="TableLine2821073795296">
          <table:table-cell table:style-name="Table1.A1" office:value-type="string">
            <text:p text:style-name="P22">ἐκεῖνος δέ ἠρέμα γελάσας Οὐδὲν πρᾶγμα, ὧ Δούρσλειε· ὁ γὰρ παῖς ἀλλαντοειδὴς ἥδη ἀλλάντων οὐ δεῖται.</text:p>
          </table:table-cell>
          <table:table-cell table:style-name="Table1.A1" office:value-type="string">
            <text:p text:style-name="P22">The giant chuckled darkly. "Y<text:span text:style-name="T7">er</text:span> great puddin' of a son don' need fattenin' anymore, Dursley, don' worry."</text:p>
          </table:table-cell>
        </table:table-row>
        <table:table-row table:style-name="TableLine2821073795296">
          <table:table-cell table:style-name="Table1.A1" office:value-type="string">
            <text:p text:style-name="P22">τούτους δέ καὶ παρέθηκε τῷ Ἁρείῳ. ὁ δέ τοσοῦτο οὐπώποθ’ ἥσθη ὄψου γευσάμενος, ὡς λίαν τότε πεινῶν. διετέλει μέντοι ἰταμὸν δεδορκὼς πρὸς τὸν πελώριον τοῦτον ἄνθρωπον.</text:p>
          </table:table-cell>
          <table:table-cell table:style-name="Table1.A1" office:value-type="string">
            <text:p text:style-name="P22">He passed the sausages to Harry, who was so hungry he had never tasted anything so wonderful, but he still couldn't take his eyes off the giant.</text:p>
          </table:table-cell>
        </table:table-row>
        <table:table-row table:style-name="TableLine2821073795296">
          <table:table-cell table:style-name="Table1.A1" office:value-type="string">
            <text:p text:style-name="P22">μέλλοντος δ’<text:span text:style-name="T7"> </text:span>οὐδενὸς ὡς δοκεῖν ἐξηγήσεσθαι οὐδέν, Λυποῦμαι σφόδρα, ἔφη. οὐ γὰρ οἶδά σε ὅστις εἶ ὡς ἀληθῶς.</text:p>
          </table:table-cell>
          <table:table-cell table:style-name="Table1.A1" office:value-type="string">
            <text:p text:style-name="P22">Finally, as nobody seemed about to explain anything, he said, "I'm sorry, but I still don't really know who you are."</text:p>
          </table:table-cell>
        </table:table-row>
        <table:table-row table:style-name="TableLine2821073795296">
          <table:table-cell table:style-name="Table1.A1" office:value-type="string">
            <text:p text:style-name="P22">ὁ δέ τε<text:span text:style-name="T7">ΐ</text:span>ου πιών τι, τὸ δέ στόμα τῇ δεξιᾷ σπογγίσας<text:span text:style-name="T7">.</text:span> </text:p>
          </table:table-cell>
          <table:table-cell table:style-name="Table1.A1" office:value-type="string">
            <text:p text:style-name="P22">The giant took a gulp of tea and wiped his mouth with the back of his hand. </text:p>
          </table:table-cell>
        </table:table-row>
        <table:table-row table:style-name="TableLine2821073795296">
          <table:table-cell table:style-name="Table1.A1" office:value-type="string">
            <text:p text:style-name="P22"><text:span text:style-name="T7">Ἔ</text:span>στι σοι, ἔφη, ὄνομα καλεῖν με Ἁγριώδη·<text:span text:style-name="T7"> τοῦτο γὰρ πάντες.</text:span></text:p>
          </table:table-cell>
          <table:table-cell table:style-name="Table1.A1" office:value-type="string">
            <text:p text:style-name="P22">"Call me Hagrid," he said, "everyone does.</text:p>
          </table:table-cell>
        </table:table-row>
        <table:table-row table:style-name="TableLine2821073795296">
          <table:table-cell table:style-name="Table1.A1" office:value-type="string">
            <text:p text:style-name="P22">κλειδοφύλαξ εἶμι, ὡς ἔλεγον, ἐν Ὑογοήτου.<text:span text:style-name="T7"> σὺ γὰρ οἶσθα τὰ πρὸς τὸν Ὑογοήτου δήπου;</text:span></text:p>
          </table:table-cell>
          <table:table-cell table:style-name="Table1.A1" office:value-type="string">
            <text:p text:style-name="P22">An' like I told yeh, I'm Keeper of Keys at Hogwarts<text:span text:style-name="T7">.</text:span> yeh'll know all about Hogwarts, o' course. </text:p>
          </table:table-cell>
        </table:table-row>
        <table:table-row table:style-name="TableLine2821073795296">
          <table:table-cell table:style-name="Table1.A1" office:value-type="string">
            <text:p text:style-name="P23">τοῦ δ’ Ἁρείου ο<text:span text:style-name="T8">ὔ</text:span> φάντος, τῷ παραδόξῳ τοῦ<text:span text:style-name="T8"> </text:span><text:soft-page-break/><text:span text:style-name="T8">πράγματος τεθορυβούμενος ἐφαίνετο.</text:span></text:p>
          </table:table-cell>
          <table:table-cell table:style-name="Table1.A1" office:value-type="string">
            <text:p text:style-name="P23">"Er -- no," said Harry.<text:span text:style-name="T8"> Hagrid looked shocked. </text:span><text:soft-page-break/></text:p>
          </table:table-cell>
        </table:table-row>
        <table:table-row table:style-name="TableLine2821073795296">
          <table:table-cell table:style-name="Table1.A1" office:value-type="string">
            <text:p text:style-name="P23">ὁ δ”Άρειος Λυποῦμαι, ἔφη. <text:s/></text:p>
          </table:table-cell>
          <table:table-cell table:style-name="Table1.A1" office:value-type="string">
            <text:p text:style-name="P23">"Sorry," Harry said quickly. </text:p>
          </table:table-cell>
        </table:table-row>
        <table:table-row table:style-name="TableLine2821073795296">
          <table:table-cell table:style-name="Table1.A1" office:value-type="string">
            <text:p text:style-name="P23">πρὸς τοῦτο ἐκεῖνος Μὰ Δί’ οὐ σέ γε δεῖ λυπεῖσθαι, ἔφη, ἀλλὰ τούσδε, ἀποβλέπων ἅμα πρὸς τοὺς Δουρσλείους ἤδη πτήξαντας σκοταίους.</text:p>
          </table:table-cell>
          <table:table-cell table:style-name="Table1.A1" office:value-type="string">
            <text:p text:style-name="P23">"Sony?" barked Hagrid, turning to stare at the Dursleys, who shrank back into the shadows. "It' s them as should be sorry!</text:p>
          </table:table-cell>
        </table:table-row>
        <table:table-row table:style-name="TableLine2821073795296">
          <table:table-cell table:style-name="Table1.A1" office:value-type="string">
            <text:p text:style-name="P23">Ἱκανώς μὲν γὰρ συνενόουν σοι τὰς ἐπιστολὰς οῦ δεξαμένῳ, ἀλλὰ μὰ τὸν Ἀπόλλωνα οὐχ ὑπώπτευον σέ περὶ τά ἐν Ὑογοήτου πάνυ ἀγνοεῖν.</text:p>
          </table:table-cell>
          <table:table-cell table:style-name="Table1.A1" office:value-type="string">
            <text:p text:style-name="P23">I knew yeh weren't gettin' yer letters but I never thought yeh wouldn't even know abou' Hogwarts, fer cryin' out loud!</text:p>
          </table:table-cell>
        </table:table-row>
        <table:table-row table:style-name="TableLine2821073795296">
          <table:table-cell table:style-name="Table1.A1" office:value-type="string">
            <text:p text:style-name="P23">οὔκουν ἐσκοποῦ πρὸς σεαυτὸν περὶ τῶν γονέων, οὐκ εἰδὼς ὅποθεν ἐκείνης τῆς ἐπιστήμης ε”τυχον;</text:p>
          </table:table-cell>
          <table:table-cell table:style-name="Table1.A1" office:value-type="string">
            <text:p text:style-name="P23">Did yeh never wonder where ye<text:span text:style-name="T8">ε</text:span> parents learned it all?"</text:p>
          </table:table-cell>
        </table:table-row>
        <table:table-row table:style-name="TableLine2821073795296">
          <table:table-cell table:style-name="Table1.A1" office:value-type="string">
            <text:p text:style-name="P23">Ποίαν ἐπιστήμην λέγεις; ἦ δ’ ὅς ὁ ’Ἄρειος</text:p>
          </table:table-cell>
          <table:table-cell table:style-name="Table1.A1" office:value-type="string">
            <text:p text:style-name="P23">"All what?" asked Harry. </text:p>
          </table:table-cell>
        </table:table-row>
        <table:table-row table:style-name="TableLine2821073795296">
          <table:table-cell table:style-name="Table1.A1" office:value-type="string">
            <text:p text:style-name="P23">ἐκεῖνος δέ τραχὺ ὀγκώμενος Ὁποίαν,· ἔφη. ἀλλὰ περιμένετέ τι.</text:p>
          </table:table-cell>
          <table:table-cell table:style-name="Table1.A1" office:value-type="string">
            <text:p text:style-name="P23">"ALL WHAT?" Hagrid thundered. "Now wait jus' one second!" </text:p>
          </table:table-cell>
        </table:table-row>
        <table:table-row table:style-name="TableLine2821073795296">
          <table:table-cell table:style-name="Table1.A1" office:value-type="string">
            <text:p text:style-name="P23">τοῦτο γὰρ δεινὸν ποιησάμενος ἀνήλατο ὥστε ἐφαίνετο ὅλον ἀναπληρῶσαι τὸ καλύβιον τοῖς γε Δουρσλείοις πρὸς τὸν τοῖχον καταπτήξασιν.</text:p>
          </table:table-cell>
          <table:table-cell table:style-name="Table1.A1" office:value-type="string">
            <text:p text:style-name="P23">He had leapt to his feet. In his anger he seemed to fill the whole hut. </text:p>
            <text:p text:style-name="P23">The Dursleys were cowering against the wall. </text:p>
          </table:table-cell>
        </table:table-row>
        <table:table-row table:style-name="TableLine2821073795296">
          <table:table-cell table:style-name="Table1.A1" office:value-type="string">
            <text:p text:style-name="P23">Καὶ δῆτα τολμᾶτε λέξαι μοι ὅτι οὗτος - τόνδε λέγω τὸν παῖδα τοιοῦτον ὄντα - οὗτός γε ὁ παῖς οὐ μεμάθηκεν οὐδὲν τοῦ δέοντος;</text:p>
          </table:table-cell>
          <table:table-cell table:style-name="Table1.A1" office:value-type="string">
            <text:p text:style-name="P23">"Do you mean ter tell me," he growled at the Dursleys, "that this boy -- this boy! -- knows nothin' abou' -- about ANYTHING?" </text:p>
          </table:table-cell>
        </table:table-row>
        <table:table-row table:style-name="TableLine2821073795296">
          <table:table-cell table:style-name="Table1.A1" office:value-type="string">
            <text:p text:style-name="P23">ταῦτα δέ φάσκοντα ἐνόμιζεν ὁ Ἄρειος αὐτὸν οὐ μετρίως εἰπεῖν.</text:p>
          </table:table-cell>
          <table:table-cell table:style-name="Table1.A1" office:value-type="string">
            <text:p text:style-name="P24">Harry thought this was going a bit far.</text:p>
          </table:table-cell>
        </table:table-row>
        <table:table-row table:style-name="TableLine2821073795296">
          <table:table-cell table:style-name="Table1.A1" office:value-type="string">
            <text:p text:style-name="P24">φοιτᾶν γὰρ αὐτὸς πρὸς διδασκαλεῖον, καὶ πολλάκις ἄξιος ὢν ἐπαίνου τυγχάνειν παρὰ τοῦ διδασκάλου.<text:span text:style-name="T9"> Οὐ γὰρ παντάπασιν ἀμαθής εἰμι, ἔφη. ε”νια δ’ ἔμαθον περὶ τά τ’ ἄλλα καὶ τὴν ἀριθμητικήν.</text:span></text:p>
          </table:table-cell>
          <table:table-cell table:style-name="Table1.A1" office:value-type="string">
            <text:p text:style-name="P24">He had been to school, after all, and his marks weren't bad.<text:span text:style-name="T9"> "I know some things," he said. "I can, you know, do math and stuff."</text:span></text:p>
          </table:table-cell>
        </table:table-row>
        <table:table-row table:style-name="TableLine2821073795296">
          <table:table-cell table:style-name="Table1.A1" office:value-type="string">
            <text:p text:style-name="P24">ἐκεῖνος δ’ ἀνανεύσας ὡς τὰ τοιαῦτα πάνυ ὀλιγωρῶν, Ἀλλὰ μηδὲν ἄρ’ ἔμαθες, ἔφη, περὶ τὸ ἡμέτερον, τὸ σὸν λέγω ἢ τὸ ἐμὸν ἦ τὸ πατρῷον.</text:p>
          </table:table-cell>
          <table:table-cell table:style-name="Table1.A1" office:value-type="string">
            <text:p text:style-name="P24">But Hagrid simply waved his hand and said, "About our world, I mean. Your world. My world. Yer parents' world."</text:p>
          </table:table-cell>
        </table:table-row>
        <table:table-row table:style-name="TableLine2821073795296">
          <table:table-cell table:style-name="Table1.A1" office:value-type="string">
            <text:p text:style-name="P24">Καὶ τουτὶ τὸ ἡμέτερον, τί δὴ ε”στιν<text:span text:style-name="T9">;</text:span> εἶπεν ὁ ’Άρειος</text:p>
          </table:table-cell>
          <table:table-cell table:style-name="Table1.A1" office:value-type="string">
            <text:p text:style-name="P24">"What world?"</text:p>
          </table:table-cell>
        </table:table-row>
        <table:table-row table:style-name="TableLine2821073795296">
          <table:table-cell table:style-name="Table1.A1" office:value-type="string">
            <text:p text:style-name="P24">ἐκεῖνος δὲ μονονουχὶ διαρραγεὶς Ὦ οὖτος, ἔφη, βοῶν μὲν μεγάλῃ τῇ φωνῇ τὸν Δούρσλειον μάλ’ ὠχριῶντα ἤδη καὶ μυγμόν τιν’ ἄνανδρον μόλις ἀφιέμενον, δεδορκὼς δ’ ἅμα παράφορον πρὸς τὸν</text:p>
            <text:p text:style-name="P24">“Ἀρειον.</text:p>
          </table:table-cell>
          <table:table-cell table:style-name="Table1.A1" office:value-type="string">
            <text:p text:style-name="P24">Hagrid looked as if he was about to explode. </text:p>
            <text:p text:style-name="P24">"DURSLEY!" he boomed. Uncle Vernon, who had gone very pale, whispered something that sounded like "Mimblewimble." Hagrid stared wildly at Harry. </text:p>
          </table:table-cell>
        </table:table-row>
        <table:table-row table:style-name="TableLine2821073795296">
          <table:table-cell table:style-name="Table1.A1" office:value-type="string">
            <text:p text:style-name="P24">Ἀλλ’ οὐκ ε”στιν ὅπως σὺ μὴ οἶσθα τὴν μήτερα καὶ τὸν πατ- έρα ὁποῖοί εἶσι. </text:p>
          </table:table-cell>
          <table:table-cell table:style-name="Table1.A1" office:value-type="string">
            <text:p text:style-name="P24">"But yeh must know about yet mom and dad," he said. </text:p>
          </table:table-cell>
        </table:table-row>
        <table:table-row table:style-name="TableLine2821073795296">
          <table:table-cell table:style-name="Table1.A1" office:value-type="string">
            <text:p text:style-name="P24">λαμπροὶ γάρ εἶσι, καὶ σύ γ’ οὐδέν ἧττον λαμπρὸς εἶ.</text:p>
          </table:table-cell>
          <table:table-cell table:style-name="Table1.A1" office:value-type="string">
            <text:p text:style-name="P24">"I mean, they're famous.<text:span text:style-name="T9"> </text:span>You're famous." </text:p>
          </table:table-cell>
        </table:table-row>
        <table:table-row table:style-name="TableLine2821073795296">
          <table:table-cell table:style-name="Table1.A1" office:value-type="string">
            <text:p text:style-name="P24">ὁ δέ Ἄρειος Ἆρα μὴ λαμπροί, ἔφη, οἱ γονεῖς μου<text:span text:style-name="T9">;</text:span></text:p>
          </table:table-cell>
          <table:table-cell table:style-name="Table1.A1" office:value-type="string">
            <text:p text:style-name="P24">"What? My -- my mom and dad weren't famous, were they?"</text:p>
          </table:table-cell>
        </table:table-row>
        <table:table-row table:style-name="TableLine2821073795296">
          <table:table-cell table:style-name="Table1.A1" office:value-type="string">
            <text:p text:style-name="P25">ἐκεῖνος δέ ὥσπερ ὑπὸ τυφῶνος βεβλημένος Οὔκουν <text:soft-page-break/>ἄρ’ οἶσθα, ἔφη, μὰ Δί’ οὐκ οἶσθα σεαυτὸν ὅστις εῖ<text:span text:style-name="T10">;</text:span></text:p>
          </table:table-cell>
          <table:table-cell table:style-name="Table1.A1" office:value-type="string">
            <text:p text:style-name="P25">"Yeh don' know... yeh don' know..." Hagrid ran his <text:soft-page-break/>fingers through his hair, fixing Harry with a bewildered stare. "Yeh don' know what yeh are?"<text:span text:style-name="T10"> he said finally.</text:span></text:p>
          </table:table-cell>
        </table:table-row>
        <table:table-row table:style-name="TableLine2821073795296">
          <table:table-cell table:style-name="Table1.A1" office:value-type="string">
            <text:p text:style-name="P25">ἐνταῦθα δέ ὁ Δούρσλειος τέλος ἀναφθεγξάμενος Πέπαυσο, ἔφη,<text:span text:style-name="T10"> </text:span>ὤνθρωπε, μὴ πέραινε τὸν λόγον. ἀπαγορεύω γὰρ σέ μὴ δηλοῦν τῴ παιδὶ μηδέν.</text:p>
          </table:table-cell>
          <table:table-cell table:style-name="Table1.A1" office:value-type="string">
            <text:p text:style-name="P25">Uncle Vernon suddenly found his voice. </text:p>
            <text:p text:style-name="P25">"Stop!" he commanded. "Stop right there, sit! I forbid you to tell the boy anything!"</text:p>
          </table:table-cell>
        </table:table-row>
        <table:table-row table:style-name="TableLine2821073795296">
          <table:table-cell table:style-name="Table1.A1" office:value-type="string">
            <text:p text:style-name="P26">ἀλλ’ ε<text:span text:style-name="T10">ἰ </text:span>καὶ ἀνδρειότερός τις <text:span text:style-name="T10">ἔ</text:span>τυχεν ὢν τοῦ Δουρσλείου, καὶ οὗτος ὑπέπτηξεν ἂν τῴ Ἁγριώδῃ μανικὸν βλέποντι. ὁ δ’ ἐκβεβακχευμένῳ ἐοικὼς τραχύφωνος καὶ δι’ ὀργῆς τρέμων Τί δέ δή,- ἔφη.</text:p>
          </table:table-cell>
          <table:table-cell table:style-name="Table1.A1" office:value-type="string">
            <text:p text:style-name="P26">A braver man than Vernon Dursley would have quailed under the furious look Hagrid now gave him; when Hagrid spoke, his every syllable trembled with rage.</text:p>
          </table:table-cell>
        </table:table-row>
        <table:table-row table:style-name="TableLine2821073795296">
          <table:table-cell table:style-name="Table1.A1" office:value-type="string">
            <text:p text:style-name="P26">ἐῶ μέν γὰρ τὸ μὴ φράσαι αὐτῷ τὰ τοῦ βίου, ἀλλ’, ὦ αἴσχιστε σύ, οὐ συγ- γνωστὸν τὸ μὴ διδάξαι αὐτὸν τὰ τῆς γ’ ἐπιστολῆς τῆς Διμπλοδώρῳ<text:span text:style-name="T11"> </text:span>καταλελειμμένης ἥντιν’ ἐγὼ παρὼν αὐτόπτης εἶδον τότε καταλειπομένην, ἐξ οὗ σύ γε ἀεὶ κέκρυφας αὐτόν.</text:p>
          </table:table-cell>
          <table:table-cell table:style-name="Table1.A1" office:value-type="string">
            <text:p text:style-name="P26">"You never told him? Never told him what was in the letter Dumbledore left fer him? I was there! I saw Dumbledore leave it, Dursley! An' you've kept it from him all these years?" </text:p>
          </table:table-cell>
        </table:table-row>
        <table:table-row table:style-name="TableLine2821073795296">
          <table:table-cell table:style-name="Table1.A1" office:value-type="string">
            <text:p text:style-name="P26">ὁ δ”Άρειος σπουδαίως Τί δὴ κέκρυπται; ἔφη.</text:p>
          </table:table-cell>
          <table:table-cell table:style-name="Table1.A1" office:value-type="string">
            <text:p text:style-name="P26">"Kept what from me?" said Harry eagerly. </text:p>
          </table:table-cell>
        </table:table-row>
        <table:table-row table:style-name="TableLine2821073795296">
          <table:table-cell table:style-name="Table1.A1" office:value-type="string">
            <text:p text:style-name="P26">ἐπεπληγμένος δ’ ἤδη ὁ Δούρσλειος Πέπαυσο δῆτα, ε”φη μεγάλῃ τῇ φωνῇ βοῶν, ἐγὼ γὰρ διαρρήδην ἀπαγορεύω σε τοῦ μὴ περαίνειν τοῦτο.</text:p>
          </table:table-cell>
          <table:table-cell table:style-name="Table1.A1" office:value-type="string">
            <text:p text:style-name="P26">"STOP! I FORBID YOU!" yelled Uncle Vernon in panic.</text:p>
          </table:table-cell>
        </table:table-row>
        <table:table-row table:style-name="TableLine2821073795296">
          <table:table-cell table:style-name="Table1.A1" office:value-type="string">
            <text:p text:style-name="P27">ἡ δέ Πετουνία πάνυ φοβουμένη μάλα πυκνὸν ἅμα ἤσθμαινε.</text:p>
          </table:table-cell>
          <table:table-cell table:style-name="Table1.A1" office:value-type="string">
            <text:p text:style-name="P27">Aunt Petunia gave a gasp of horror. </text:p>
          </table:table-cell>
        </table:table-row>
        <table:table-row table:style-name="TableLine2821073795296">
          <table:table-cell table:style-name="Table1.A1" office:value-type="string">
            <text:p text:style-name="P27">Κακῶς ἀπόλοισθε δῆτα, ε”φη ὁ Ἁγριώδης. Ὦ ’Άρειε, μάγος εἴ.</text:p>
          </table:table-cell>
          <table:table-cell table:style-name="Table1.A1" office:value-type="string">
            <text:p text:style-name="P27">"Ah, go boil ye<text:span text:style-name="T12">ρ</text:span> heads, both of yeh," said Hagrid. "Harry -- ye<text:span text:style-name="T12">r</text:span> a wizard." </text:p>
          </table:table-cell>
        </table:table-row>
        <table:table-row table:style-name="TableLine2821073795296">
          <table:table-cell table:style-name="Table1.A1" office:value-type="string">
            <text:p text:style-name="P27">καί ἐνταῦθα σιωπῆς γενομένης, οὐδὲν ἂν ἐντὸς τοῦ καλυβίου ἤκουσας πλὴν ψόφον τῆς τε θαλάττης καὶ τοῦ ἀνέμου.</text:p>
          </table:table-cell>
          <table:table-cell table:style-name="Table1.A1" office:value-type="string">
            <text:p text:style-name="P27">There was silence inside the hut. Only the sea and the whistling wind could be heard. </text:p>
          </table:table-cell>
        </table:table-row>
        <table:table-row table:style-name="TableLine2821073795296">
          <table:table-cell table:style-name="Table1.A1" office:value-type="string">
            <text:p text:style-name="P27">Ἄρειος δέ Ποῖός τίς εἶμι,·</text:p>
          </table:table-cell>
          <table:table-cell table:style-name="Table1.A1" office:value-type="string">
            <text:p text:style-name="P27">"-- a what?" gasped Harry. </text:p>
          </table:table-cell>
        </table:table-row>
        <table:table-row table:style-name="TableLine2821073795296">
          <table:table-cell table:style-name="Table1.A1" office:value-type="string">
            <text:p text:style-name="P27">Μάγος δήπου τῶν γε μὴν βελτίστων, εἰ μετρίως πεπαιδευμένος.<text:span text:style-name="T12"> τοσαῦτ’ εἰπὼν πάλιν ἐκάθισεν εἷς τὸν δίφρον ἤδη πολλῷ κρότῳ χαμαίζηλον γενόμενον.</text:span></text:p>
          </table:table-cell>
          <table:table-cell table:style-name="Table1.A1" office:value-type="string">
            <text:p text:style-name="P27">"A wizard, o' course," said Hagrid, sitting back down on the sofa, which groaned and sank even lower, "an' a thumpin' good'un, I'd say, once yeh've been trained up a bit.</text:p>
          </table:table-cell>
        </table:table-row>
        <table:table-row table:style-name="TableLine2821073795296">
          <table:table-cell table:style-name="Table1.A1" office:value-type="string">
            <text:p text:style-name="P27">Τοὺς γὰρ τοιούτους ἔχων τεκόντας, οὐ κινδυνεύεις ἀλλοῖος γενέσθαι.</text:p>
          </table:table-cell>
          <table:table-cell table:style-name="Table1.A1" office:value-type="string">
            <text:p text:style-name="P27">With a mum an' dad like yours, what else would yeh be?</text:p>
          </table:table-cell>
        </table:table-row>
        <table:table-row table:style-name="TableLine2821073795296">
          <table:table-cell table:style-name="Table1.A1" office:value-type="string">
            <text:p text:style-name="P27">καιρὸς δ’ οὖν ἐστὶ σοὶ ἀναγνῶναι τὴν ἐπιστολήν.</text:p>
          </table:table-cell>
          <table:table-cell table:style-name="Table1.A1" office:value-type="string">
            <text:p text:style-name="P27">An' I reckon it's abou' time yeh read yer letter."</text:p>
          </table:table-cell>
        </table:table-row>
        <table:table-row table:style-name="TableLine2821073795296">
          <table:table-cell table:style-name="Table1.A1" office:value-type="string">
            <text:p text:style-name="P27">λαβὼν δ’ αὐτὴν τῇ δεξιᾷ ὁ ’Ἁρειος τέλος εἶχε τὸ ξανθόν, ἐπιγε- γραμμένον χαρακτῆρσι καλαΐνοις τοιοῖσδε·<text:span text:style-name="T12"> Ἅρειος Ποτῆρ, τὸ ἔδαφος, τὸ ἐν τῷ νησιδίῳ καλύβιον, Θάλαττα.</text:span></text:p>
          </table:table-cell>
          <table:table-cell table:style-name="Table1.A1" office:value-type="string">
            <text:p text:style-name="P27">Harry stretched out his hand at last to take the yellowish envelope, addressed in emerald green to Mr. H. Potter, The Floor, Hut-on-the-Rock, The Sea.</text:p>
          </table:table-cell>
        </table:table-row>
        <table:table-row table:style-name="TableLine2821073795296">
          <table:table-cell table:style-name="Table1.A1" office:value-type="string">
            <text:p text:style-name="P27">τὴν δ’ ἐπιστολὴν ἐκλαβὼν ἀνέγνω τάδε<text:span text:style-name="T12">·</text:span></text:p>
          </table:table-cell>
          <table:table-cell table:style-name="Table1.A1" office:value-type="string">
            <text:p text:style-name="P27">He pulled out the letter and read:</text:p>
          </table:table-cell>
        </table:table-row>
        <text:soft-page-break/>
        <table:table-row table:style-name="TableLine2821073795296">
          <table:table-cell table:style-name="Table1.A1" office:value-type="string">
            <text:p text:style-name="P27">ΤΟ ΤΟΥ ΥΟΓΟΗΤΟΥ<text:span text:style-name="T12"> </text:span>ΠΑΙΔΕΥΤΗΡ<text:span text:style-name="T12">Ι</text:span>ΟΝ ΤΟ ΤΗΣ</text:p>
            <text:p text:style-name="P27">ΓΟΗΤΕ<text:span text:style-name="T12">Ι</text:span>ΑΣ ΚΑΙ ΜΑΓΕ<text:span text:style-name="T12">Ι</text:span>ΑΣ</text:p>
          </table:table-cell>
          <table:table-cell table:style-name="Table1.A1" office:value-type="string">
            <text:p text:style-name="P27">HOGWARTS SCHOOL of WITCHCRAFT and WIZARDRY</text:p>
          </table:table-cell>
        </table:table-row>
        <table:table-row table:style-name="TableLine2821073795296">
          <table:table-cell table:style-name="Table1.A1" office:value-type="string">
            <text:p text:style-name="P28">Ἀρχηγός· ’Ἁλβος Διμπλόδωρος ἀρχιφαρμακεὺς τοῦ θιάσου τοῦ Μερλῖνος ἐν πρωτίστοις καῖ ἀρχίμαγος, πρωτογόης καὶ κεφαλαιώτης τοῦ συνεδρίου παγκοσμίου τοῦ τῶν γοήτων.</text:p>
          </table:table-cell>
          <table:table-cell table:style-name="Table1.A1" office:value-type="string">
            <text:p text:style-name="P28">Headmaster: ALBUS DUMBLEDORE (Order of Merlin, First Class, Grand Sorc., Chf. Warlock, Supreme Mugwump, International Confed. of Wizards) </text:p>
          </table:table-cell>
        </table:table-row>
        <table:table-row table:style-name="TableLine2821073795296">
          <table:table-cell table:style-name="Table1.A1" office:value-type="string">
            <text:p text:style-name="P28">Ἀθηνᾶ Μαγονωγαλέα <text:span text:style-name="T13">Ὑ</text:span>παρχηγός Ἁρείῳ Ποτῆρι χαίρειν.<text:span text:style-name="T13"> </text:span>ε”δοξεν ἡμῖν κηρῦξαι σοι τόδε· γέγραψαι εἷς τῶν μαθητῶν<text:span text:style-name="T13"> </text:span>τοῦ Ὑογοήτου παιδευτηρίου τοῦ τῆς γοητείας καὶ μαγείας.</text:p>
          </table:table-cell>
          <table:table-cell table:style-name="Table1.A1" office:value-type="string">
            <text:p text:style-name="P28">Dear Mr. Potter, We are pleased to inform you that you have been accepted at Hogwarts School of Witchcraft and Wizardry.</text:p>
          </table:table-cell>
        </table:table-row>
        <table:table-row table:style-name="TableLine2821073795296">
          <table:table-cell table:style-name="Table1.A1" office:value-type="string">
            <text:p text:style-name="P28">εὑρήσεις ε”νδον κατάλογον τῶν ἐπιτηδείων, τῶν τε βιβλίων καὶ<text:span text:style-name="T13"> </text:span>τῶν σκευῶν.</text:p>
          </table:table-cell>
          <table:table-cell table:style-name="Table1.A1" office:value-type="string">
            <text:p text:style-name="P28">Please find enclosed a list of all necessary books and equipment. </text:p>
          </table:table-cell>
        </table:table-row>
        <table:table-row table:style-name="TableLine2821073795296">
          <table:table-cell table:style-name="Table1.A1" office:value-type="string">
            <text:p text:style-name="P28">ἡ παιδευτικὴ περίοδος ἄρχεται Σεπτεμβρίου τῇ νουμηνίᾳ. τὴν<text:span text:style-name="T13"> </text:span>γλαῦκα σου προσδοκῶμεν Ἰουλίου τῇ ἕνῃ καὶ νέᾳ.<text:span text:style-name="T13"> </text:span></text:p>
          </table:table-cell>
          <table:table-cell table:style-name="Table1.A1" office:value-type="string">
            <text:p text:style-name="P28">Term begins on September 1. We await your owl by no later than July 31. Yours sincerely, Minerva McGonagall, Deputy Headmistress</text:p>
          </table:table-cell>
        </table:table-row>
        <table:table-row table:style-name="TableLine2821073795296">
          <table:table-cell table:style-name="Table1.A1" office:value-type="string">
            <text:p text:style-name="P12">Ἄρειος δέ τῇδε καὶ ἐκεῖσε τὸ δηλούμενον ἀναστρέφων παντοῖος<text:span text:style-name="T13"> </text:span>ἐγένετο, βουλόμενος μὲν πόλλ’ ἅμα ἐρωτᾶν, οὐδ’ ε”χων διαγνῶναι τί</text:p>
            <text:p text:style-name="P28">πρῶτον προτείνῃ.</text:p>
          </table:table-cell>
          <table:table-cell table:style-name="Table1.A1" office:value-type="string">
            <text:p text:style-name="P28"><text:s/>Questions exploded inside Harry's head like fireworks and he couldn't decide which to ask first.</text:p>
          </table:table-cell>
        </table:table-row>
        <table:table-row table:style-name="TableLine2821073795296">
          <table:table-cell table:style-name="Table1.A1" office:value-type="string">
            <text:p text:style-name="P12">μετ’ ὀλίγον δὲ ψελλιζόμενος Τί δὴ δύναταί μοι</text:p>
            <text:p text:style-name="P28">τοῦτο, ἔφη, τὸ γλαῦκα προσδοκῶμεν<text:span text:style-name="T13">;</text:span></text:p>
          </table:table-cell>
          <table:table-cell table:style-name="Table1.A1" office:value-type="string">
            <text:p text:style-name="P28">After a few minutes he stammered, "What does it mean, they await my owl?"</text:p>
          </table:table-cell>
        </table:table-row>
        <table:table-row table:style-name="TableLine2821073795296">
          <table:table-cell table:style-name="Table1.A1" office:value-type="string">
            <text:p text:style-name="P28">πρὸς ταῦθ’ ὁ Ἁγριώδης Νὴ τὰς ἱππικὰς Γοργόνας, ἔφη, ὅσον<text:span text:style-name="T13"> </text:span>οὐκ ἐπελαθόμην τινός. καὶ τὴν κεφαλὴν τῇ δεξιᾷ πατάξας τοιαύτῃ<text:span text:style-name="T13"> </text:span>βίᾳ οἵᾳ ἂν ἐδυνήθη καταβαλεῖν τέθριππον ἅρμα, ἀπὸ τῶν τῆς</text:p>
            <text:p text:style-name="P28">ὀθόνης θυλακίων ἐξεκάλυψεν ὡς ἀληθῶς γλαῦκά τε, ἠρεθισμένην<text:span text:style-name="T13"> </text:span>μέν τι ἔμψυχον δ’ ὅμως, καί γραφίδα πτερίνην καὶ βύβλον.</text:p>
          </table:table-cell>
          <table:table-cell table:style-name="Table1.A1" office:value-type="string">
            <text:p text:style-name="P28">"Gallopin' Gorgons, that reminds me," said Hagrid, clapping a hand to his forehead with enough force to knock over a cart horse, and from yet another pocket inside his overcoat he pulled an owl -- a real, live, rather ruffled-looking owl -- a long quill, and a roll of parchment.</text:p>
          </table:table-cell>
        </table:table-row>
        <table:table-row table:style-name="TableLine2821073795296">
          <table:table-cell table:style-name="Table1.A1" office:value-type="string">
            <text:p text:style-name="P28">καὶ<text:span text:style-name="T13"> </text:span>γραμμάτιον ταχέως ἔγραψε, τὴν γλῶτταν διὰ μέσους τοὺς ὀδόντας<text:span text:style-name="T13"> </text:span>ὠθῶν ὡς τὸν νοῦν μάλιστα προσέχων.<text:span text:style-name="T13"> </text:span>ὃ καὶ Ἁρείῳ ῥᾴδιον ἦν ἀναγνῶναι καίπερ κατεναντὶ καθημένῳ.</text:p>
          </table:table-cell>
          <table:table-cell table:style-name="Table1.A1" office:value-type="string">
            <text:p text:style-name="P28">With his tongue between his teeth he scribbled a note that Harry could read upside down:</text:p>
          </table:table-cell>
        </table:table-row>
        <table:table-row table:style-name="TableLine2821073795296">
          <table:table-cell table:style-name="Table1.A1" office:value-type="string">
            <text:p text:style-name="P13">Ἁγριώδης τῷ Διμπλοδώρῳ χαίρειν.</text:p>
            <text:p text:style-name="P29">τὴν ἐπιστολὴν Ἁρείῳ ἔδωκα.</text:p>
          </table:table-cell>
          <table:table-cell table:style-name="Table1.A1" office:value-type="string">
            <text:p text:style-name="P29">Dear Professor Dumbledore, Given Harry his letter.</text:p>
          </table:table-cell>
        </table:table-row>
        <table:table-row table:style-name="TableLine2821073795296">
          <table:table-cell table:style-name="Table1.A1" office:value-type="string">
            <text:p text:style-name="P13">αὔριον ἄξω αὐτὸν ὠνησόμενον</text:p>
            <text:p text:style-name="P29">τὰ ἐπιτήδεια.</text:p>
          </table:table-cell>
          <table:table-cell table:style-name="Table1.A1" office:value-type="string">
            <text:p text:style-name="P29">Taking him to buy his things tomorrow. </text:p>
          </table:table-cell>
        </table:table-row>
        <table:table-row table:style-name="TableLine2821073795296">
          <table:table-cell table:style-name="Table1.A1" office:value-type="string">
            <text:p text:style-name="P29">ὕεται ἡ χώρα πολλῷ. ἔρρωσο.</text:p>
          </table:table-cell>
          <table:table-cell table:style-name="Table1.A1" office:value-type="string">
            <text:p text:style-name="P29">Weather's horrible. Hope you're Well.</text:p>
          </table:table-cell>
        </table:table-row>
        <table:table-row table:style-name="TableLine2821073795296">
          <table:table-cell table:style-name="Table1.A1" office:value-type="string">
            <text:p text:style-name="P23"/>
          </table:table-cell>
          <table:table-cell table:style-name="Table1.A1" office:value-type="string">
            <text:p text:style-name="P5"/>
          </table:table-cell>
        </table:table-row>
        <table:table-row table:style-name="TableLine2821073795296">
          <table:table-cell table:style-name="Table1.A1" office:value-type="string">
            <text:p text:style-name="P29">τοῦτο δὲ συμπτύξας καὶ τῇ γλαυκὶ παραδούς - τῷ γὰρ ῥάμφει αὕτη<text:span text:style-name="T14"> </text:span>ἀπρὶξ ἐλάβετο - καὶ τὴν θύραν ἀνοίξας ἐξέβαλεν αὐτὴν εἰς τὸν<text:span text:style-name="T14"> </text:span>χειμῶνα.</text:p>
          </table:table-cell>
          <table:table-cell table:style-name="Table1.A1" office:value-type="string">
            <text:p text:style-name="P29">Hagrid rolled up the note, gave it to the owl, which clamped it in its beak, went to the door, and threw the owl out into the storm.</text:p>
          </table:table-cell>
        </table:table-row>
        <text:soft-page-break/>
        <table:table-row table:style-name="TableLine2821073795296">
          <table:table-cell table:style-name="Table1.A1" office:value-type="string">
            <text:p text:style-name="P29">κᾷτα ἐπανελθὼν ἐκάθισε πάλιν ὥσπερ οὐδέν ποιήσας<text:span text:style-name="T14"> </text:span>δῆθεν ἀτοπώτερον ἦ εἰ ἐτηλεφώνησεν.</text:p>
          </table:table-cell>
          <table:table-cell table:style-name="Table1.A1" office:value-type="string">
            <text:p text:style-name="P29">Then he came back and sat down as though this was as normal as talking on the telephone.</text:p>
          </table:table-cell>
        </table:table-row>
        <table:table-row table:style-name="TableLine2821073795296">
          <table:table-cell table:style-name="Table1.A1" office:value-type="string">
            <text:p text:style-name="P29">Ἄρειος δέ χάσκειν ταχέως ἀπέσχετο, λαθόμενος δὴ κεχηνώς.</text:p>
          </table:table-cell>
          <table:table-cell table:style-name="Table1.A1" office:value-type="string">
            <text:p text:style-name="P29">Harry realized his mouth was open and closed it quickly.</text:p>
          </table:table-cell>
        </table:table-row>
        <table:table-row table:style-name="TableLine2821073795296">
          <table:table-cell table:style-name="Table1.A1" office:value-type="string">
            <text:p text:style-name="P29">τούτου δ’ οὖν ὅ τι δὴ εἴπῃ ἔτι σκοπουμένου, ὁ Δούρσλειος πάνυ<text:span text:style-name="T14"> </text:span>ὠχριῶν τῆς χολῆς ἅμα ἐπιζεούσης πρὸς τὴν ἐσχάραν παραυτίκα<text:span text:style-name="T14"> </text:span>ἔβη.</text:p>
          </table:table-cell>
          <table:table-cell table:style-name="Table1.A1" office:value-type="string">
            <text:p text:style-name="P29">"Where was I?" said Hagrid, but at that moment, Uncle Vernon, still ashen-faced but looking very angry, moved into the firelight.</text:p>
          </table:table-cell>
        </table:table-row>
        <table:table-row table:style-name="TableLine2821073795296">
          <table:table-cell table:style-name="Table1.A1" office:value-type="string">
            <text:p text:style-name="P29">Ἀλλ ὀὐκ ε”στιν ὅπως ἄπεισιν, ἔφη.</text:p>
          </table:table-cell>
          <table:table-cell table:style-name="Table1.A1" office:value-type="string">
            <text:p text:style-name="P29">"He's not going," he said. </text:p>
          </table:table-cell>
        </table:table-row>
        <table:table-row table:style-name="TableLine2821073795296">
          <table:table-cell table:style-name="Table1.A1" office:value-type="string">
            <text:p text:style-name="P29">ἐκεῖνος δέ <text:span text:style-name="T14">Ἦ</text:span> σύ ἀπαγορεύσεις αὐτόν, ἔφη, Μύγαλος ὣν τοιοῦτος<text:span text:style-name="T14">;</text:span></text:p>
          </table:table-cell>
          <table:table-cell table:style-name="Table1.A1" office:value-type="string">
            <text:p text:style-name="P29">Hagrid grunted. "I'd like ter see a great Muggle like you stop him," he said.</text:p>
          </table:table-cell>
        </table:table-row>
        <table:table-row table:style-name="TableLine2821073795296">
          <table:table-cell table:style-name="Table1.A1" office:value-type="string">
            <text:p text:style-name="P29">’Άρειος δέ ὡς πλέον μαθησόμενος σπουδαίως Τί φῄς, εἶπεν.</text:p>
          </table:table-cell>
          <table:table-cell table:style-name="Table1.A1" office:value-type="string">
            <text:p text:style-name="P29">"A what?" said Harry, interested.</text:p>
          </table:table-cell>
        </table:table-row>
        <table:table-row table:style-name="TableLine2821073795296">
          <table:table-cell table:style-name="Table1.A1" office:value-type="string">
            <text:p text:style-name="P29">πρὸς δέ τοῦθ’ ὁ Ἁγριώδης ἀποκρινόμενος Μυγάλους γὰρ<text:span text:style-name="T14"> </text:span>καλοῦμεν, ἔφη, τοὺς μὴ<text:span text:style-name="T14"> </text:span>συμμετέχοντας ἡμῖν τῆς μαγείας καθάπερ<text:span text:style-name="T14"> </text:span>τούτους.</text:p>
          </table:table-cell>
          <table:table-cell table:style-name="Table1.A1" office:value-type="string">
            <text:p text:style-name="P29">"A Muggle," said Hagrid, "it's what we call nonmagic folk like thern. <text:span text:style-name="T14"><text:s/></text:span></text:p>
          </table:table-cell>
        </table:table-row>
        <table:table-row table:style-name="TableLine2821073795296">
          <table:table-cell table:style-name="Table1.A1" office:value-type="string">
            <text:p text:style-name="P29">δυστυχεῖς γοῦν σὺ τρεφόμενος ἐν οἴκῳ ὑπὸ τῶν μυγαλι-ωτάτων δὴ δοκούντων· μυγαλιωτέροις γὰρ τούτων οὐπώποτ’ ἀνά<text:span text:style-name="T14"> </text:span>τὸν βίον ἐντετύχηκα.</text:p>
          </table:table-cell>
          <table:table-cell table:style-name="Table1.A1" office:value-type="string">
            <text:p text:style-name="P29">An' it's your bad luck you grew up in a family o' the biggest Muggles I ever laid eyes on." </text:p>
          </table:table-cell>
        </table:table-row>
        <table:table-row table:style-name="TableLine2821073795296">
          <table:table-cell table:style-name="Table1.A1" office:value-type="string">
            <text:p text:style-name="P29">ὁ δέ Δούρσλειος τῇ γυναικὶ εἶπεν· Οὔκουν τότε δὴ κατωμόσαμεν<text:span text:style-name="T14"> </text:span>ἐπεὶ αὐτὸν εἷσεποιησάμεθα<text:span text:style-name="T14"> </text:span>καθαιρήσειν τὸ ἀλιτήριον τὸ τῆς τοιαύτης<text:span text:style-name="T14"> </text:span>βωμολοχίας, οὐκ ὠμόσαμεν καταπνίξειν τὸν τοιοῦτον λῆρον<text:span text:style-name="T14">; </text:span>καί πῶς ἂν μάγος εἴη οὑτοσί<text:span text:style-name="T14">;</text:span></text:p>
          </table:table-cell>
          <table:table-cell table:style-name="Table1.A1" office:value-type="string">
            <text:p text:style-name="P29">"We swore when we took him in we'd put a stop to that rubbish," said Uncle Vernon, "swore we'd stamp it out of him! Wizard indeed!" </text:p>
          </table:table-cell>
        </table:table-row>
        <table:table-row table:style-name="TableLine2821073795296">
          <table:table-cell table:style-name="Table1.A1" office:value-type="string">
            <text:p text:style-name="P29">’Άρειος δ’ αὖ ’Υμεῖς ἄρα ᾗστε, ἔφη. ᾗστε γὰρ πάλαι μάγον με<text:span text:style-name="T14"> </text:span>ὅντα.</text:p>
          </table:table-cell>
          <table:table-cell table:style-name="Table1.A1" office:value-type="string">
            <text:p text:style-name="P29">"You knew?" said Harry. "You knew I'm a -- a wizard?" </text:p>
          </table:table-cell>
        </table:table-row>
        <table:table-row table:style-name="TableLine2821073795296">
          <table:table-cell table:style-name="Table1.A1" office:value-type="string">
            <text:p text:style-name="P29">ἀλλ’ ἄφνω ἡ Πετουνία ὀξυβόης Ἆρ’ ᾖσμεν; ἔφη.</text:p>
          </table:table-cell>
          <table:table-cell table:style-name="Table1.A1" office:value-type="string">
            <text:p text:style-name="P29">"Knew!" shrieked Aunt Petunia suddenly. </text:p>
          </table:table-cell>
        </table:table-row>
        <table:table-row table:style-name="TableLine2821073795296">
          <table:table-cell table:style-name="Table1.A1" office:value-type="string">
            <text:p text:style-name="P30"><text:s/>ᾖσμεν δή. πῶς<text:span text:style-name="T14"> </text:span>γὰρ οὐκ ᾖσμεν,’ ού γὰρ ε”στιν ὅπως σὺ οὗ τοιοῦτος εἴ, ἀδελφόπαις<text:span text:style-name="T14"> </text:span>μὲν ὤν, τῆς δέ ἀδελφῆς μου τοιαύτης δὴ πεφυκυίας - σαφῶς γὰρ</text:p>
            <text:p text:style-name="P30">ᾔδη αὐτὴν θρεψομένην τερατῶδές τι καὶ δεινὸν καὶ οὐδὲν ἀπᾷδον<text:span text:style-name="T15"> </text:span>τῆς μητρός.</text:p>
          </table:table-cell>
          <table:table-cell table:style-name="Table1.A1" office:value-type="string">
            <text:p text:style-name="P30">"Knew! Of course we knew! How could you not be, my dratted sister being what she was?</text:p>
          </table:table-cell>
        </table:table-row>
        <table:table-row table:style-name="TableLine2821073795296">
          <table:table-cell table:style-name="Table1.A1" office:value-type="string">
            <text:p text:style-name="P30">καί γὰρ αὕτη λαβοῦσα ὡσαύτως ἐπιστολήν, καὶ<text:span text:style-name="T15"> <text:s/>εἶτα ἀπελθοῦσα πρὸς τὸ παιδευτήριον δὴ ἐκεῖνο ἐπὶ μήκιστον, καὶ πάλιν ἐπανελθοῦσα κατ’ ἐνιαυτὸν πρὸς τὴν ἀργίαν ἄλλοτε μὲν εἶχεν ἐν τῷ προκολπίῳ γόνον βατράχων, ἄλλοτε δέ μετέβαλλε τὰ ποτήρια εἷς μῦς ἀρουραίους.</text:span></text:p>
          </table:table-cell>
          <table:table-cell table:style-name="Table1.A1" office:value-type="string">
            <text:p text:style-name="P30">Oh, she got a letter just like that and disappeared off to that-that school-and came home every<text:span text:style-name="T15"> vacation with her pockets full of frog spawn, turning teacups into rats.</text:span></text:p>
          </table:table-cell>
        </table:table-row>
        <table:table-row table:style-name="TableLine2821073795296">
          <table:table-cell table:style-name="Table1.A1" office:value-type="string">
            <text:p text:style-name="P30">καί ἐγὼ μὲν μόνη τῶν ἄλλων ἀληθῶς ᾔδη αὐτὴν ὥς<text:span text:style-name="T15"> </text:span>ἐστι τέρας τεθραμμένη·</text:p>
          </table:table-cell>
          <table:table-cell table:style-name="Table1.A1" office:value-type="string">
            <text:p text:style-name="P30"><text:s/>I was the only one who saw her for what she was -- a freak!</text:p>
          </table:table-cell>
        </table:table-row>
        <table:table-row table:style-name="TableLine2821073795296">
          <table:table-cell table:style-name="Table1.A1" office:value-type="string">
            <text:p text:style-name="P30">οἱ<text:span text:style-name="T15"> </text:span>μὲν οῦν τεκόντες καῖ μέγα ἐφρόνουν ε’πῖ<text:span text:style-name="T15"> </text:span>τῷ <text:soft-page-break/>φαρμακίδα θρέψαι, τὸ Λίλη ἀνὰ στόμα ἀεὶ καί διὸ, γλώττης<text:span text:style-name="T15"> </text:span>ἔχοντες.</text:p>
          </table:table-cell>
          <table:table-cell table:style-name="Table1.A1" office:value-type="string">
            <text:p text:style-name="P30">But for my mother and father, oh no, it was Lily this <text:soft-page-break/>and Lily that, they were proud of having a witch in the family!"</text:p>
          </table:table-cell>
        </table:table-row>
        <table:table-row table:style-name="TableLine2821073795296">
          <table:table-cell table:style-name="Table1.A1" office:value-type="string">
            <text:p text:style-name="P30">ἀλλ’ ἀναπνεύσασά τι ἐτραγῴδει μάλ’ αὖθις ὡς δὴ πόλλ’ ε”τη<text:span text:style-name="T15"> </text:span>εἶργμένη μὴ τὰ τοιαῦτα ἀποφαίνειν.</text:p>
          </table:table-cell>
          <table:table-cell table:style-name="Table1.A1" office:value-type="string">
            <text:p text:style-name="P30">She stopped to draw a deep breath and then went ranting on. It seemed she had been wanting to say all this for years. </text:p>
          </table:table-cell>
        </table:table-row>
        <table:table-row table:style-name="TableLine2821073795296">
          <table:table-cell table:style-name="Table1.A1" office:value-type="string">
            <text:p text:style-name="P30">Καὶ εἶτα περὶ τοῦ Ποτῆρος ἦν ὅλη ἀπαντήσασ’ αὐτῷ συμμαθητῇ<text:span text:style-name="T15"> </text:span>καὶ ἀποδραμοῦσα μετ’ αὐτοῦ καὶ γημαμένη αὐτῷ καί τεκοῦσα σέ<text:span text:style-name="T15"> </text:span>καὶ διατεθραυμένη πυροβόλῳ καί ἀποθανοῦσα καῖ δὴ καὶ τὸ και-</text:p>
            <text:p text:style-name="P30">νότατον ἀναγκάσασα ἡμᾶς εἷσποιήσασθαι σέ.</text:p>
          </table:table-cell>
          <table:table-cell table:style-name="Table1.A1" office:value-type="string">
            <text:p text:style-name="P30">"Then she met that Potter at school and they left and got married and had you, and of course I knew you'd be just the same, just as strange, just as -- as -- abnormal -- and then, if you please, she went and got herself blown up and we got landed with you!" </text:p>
          </table:table-cell>
        </table:table-row>
        <table:table-row table:style-name="TableLine2821073795296">
          <table:table-cell table:style-name="Table1.A1" office:value-type="string">
            <text:p text:style-name="P30">ὁ δὲ ’Άρειος πάνυ ὠχριήσας μετὰ δέ χρόνον ἀναφθεγξάμενος<text:span text:style-name="T15"> </text:span>Τεθραυμένην λέγεις,· ἔφη. εἴπατε γάρ μοί ποτε ὡς ἐν συγκρούσει<text:span text:style-name="T15"> </text:span>αὐτοκινήτων ἀπέθανον.</text:p>
          </table:table-cell>
          <table:table-cell table:style-name="Table1.A1" office:value-type="string">
            <text:p text:style-name="P30">Harry had gone very white. As soon as he found his voice he said, "Blown up? You told me they died in a car crash!" </text:p>
          </table:table-cell>
        </table:table-row>
        <table:table-row table:style-name="TableLine2821073795296">
          <table:table-cell table:style-name="Table1.A1" office:value-type="string">
            <text:p text:style-name="P30">Ἃγριώδης δέ μεγάλῃ τῇ φωνῇ βοῶν· Τί δ’ ἔσθ’ ὃ λέγεις,· ἐν<text:span text:style-name="T15"> </text:span>συγκρούσει δὴ αὐτοκινήτῳν, καὶ<text:span text:style-name="T15"> </text:span>τοσούτῳ ἀνήλατο μένει καὶ θυμῷ<text:span text:style-name="T15"> </text:span>ὥστε τοὺς<text:span text:style-name="T15"> </text:span>Δουρσλείους πάλιν εἰς τὴν γωνίαν ἀποδραμεῖν. Πῶς γὰρ<text:span text:style-name="T15"> </text:span>ἐν συγκρούσει ἀπέθανον ἂν οἶ πάνυ Ποτῆρες,· ὢ τῆς βλασφημίας. ὢ<text:span text:style-name="T3"> τῆς αἰσχύνης. αἰσχρὸν γὰρ δήπου τοῦτο ’ εἷ ὁ ’Ἀρειος αὐτὸς μὲν περὶ</text:span><text:span text:style-name="T15"> </text:span>τὰ ἑαυτοῦ πράγματα μηδὲν οἶδε, πολυθρύλητος δ’ ἐστὶν ἅπασι τοῖς<text:span text:style-name="T15"> </text:span>παρ’ ἡμῖν παισίν.</text:p>
          </table:table-cell>
          <table:table-cell table:style-name="Table1.A1" office:value-type="string">
            <text:p text:style-name="P30">"CAR CRASH!" roared Hagrid, jumping up so angrily that the Dursleys scuttled back to their corner. "How could a car crash kill Lily an' James Potter? It's an outrage! A scandal! Harry Potter not knowin' his own story when every kid in our world knows his name!"</text:p>
          </table:table-cell>
        </table:table-row>
        <table:table-row table:style-name="TableLine2821073795296">
          <table:table-cell table:style-name="Table1.A1" office:value-type="string">
            <text:p text:style-name="P30">’Άρειος δέ Διὰ τί; ἔφη, τί ἐγένετο,</text:p>
          </table:table-cell>
          <table:table-cell table:style-name="Table1.A1" office:value-type="string">
            <text:p text:style-name="P30">"But why? What happened?" Harry asked urgently.</text:p>
          </table:table-cell>
        </table:table-row>
        <table:table-row table:style-name="TableLine2821073795296">
          <table:table-cell table:style-name="Table1.A1" office:value-type="string">
            <text:p text:style-name="P30">κάκεῖνος τὴν μὲν ὀργὴν ἀφείς, φροντίδος δ ’ ἀναπλέως τὸ μέτωπον<text:span text:style-name="T15"> </text:span>Ἀνέλπιστον δέ τοῦτο, ἔφη.</text:p>
          </table:table-cell>
          <table:table-cell table:style-name="Table1.A1" office:value-type="string">
            <text:p text:style-name="P30">The anger faded from Hagrid's face. He looked suddenly anxious. "I never expected this," he said, in a low, worried voice. </text:p>
          </table:table-cell>
        </table:table-row>
        <table:table-row table:style-name="TableLine2821073795296">
          <table:table-cell table:style-name="Table1.A1" office:value-type="string">
            <text:p text:style-name="P30">δεδιότος γὰρ τοῦ Διμπλοδώρου μή πως<text:span text:style-name="T15"> </text:span>ἐξερευνῶν σε πράγματ’ ἔχοιμι, οὐδέποτε προσεδόκησα<text:span text:style-name="T15"> </text:span>εὑρήσειν σε<text:span text:style-name="T15"> </text:span>οὕτως ἀπαίδευτον.</text:p>
          </table:table-cell>
          <table:table-cell table:style-name="Table1.A1" office:value-type="string">
            <text:p text:style-name="P30">"I had no idea, when Dumbledore told me there might be trouble gettin' hold of yeh, how much yeh didn't know.</text:p>
          </table:table-cell>
        </table:table-row>
        <table:table-row table:style-name="TableLine2821073795296">
          <table:table-cell table:style-name="Table1.A1" office:value-type="string">
            <text:p text:style-name="P31">ἀλλ’ εἴτ’ ἄξιός εἶμι διδάξαι σε εἴτε μή, οῦκ<text:span text:style-name="T15"> </text:span>ε”στι σοι πρὸς ’Υογοήτου ἀπελθεῖν μὴ εἰδότι<text:span text:style-name="T16">.</text:span></text:p>
          </table:table-cell>
          <table:table-cell table:style-name="Table1.A1" office:value-type="string">
            <text:p text:style-name="P31">Ah, Harry, I don' know if I'm the right person ter tell yeh -- but someone<text:span text:style-name="T15">'</text:span>s gotta -- yeh can't go off ter Hogwarts not knowin'." </text:p>
          </table:table-cell>
        </table:table-row>
        <table:table-row table:style-name="TableLine2821073795296">
          <table:table-cell table:style-name="Table1.A1" office:value-type="string">
            <text:p text:style-name="P31">πρὸς δὲ τοῦς Δούρσλειους ἀπειλητικὸν βλέπων Βέλτιστον τοίνυν,<text:span text:style-name="T15"> </text:span>ἔφη, μαθεῖν παρ’ ἐμοῦ ἐφ’ ὅσον ε”νεστί μοι διδάσκειν σέ.<text:span text:style-name="T16"> οὐ μὴν οὐδ’</text:span><text:span text:style-name="T15"> </text:span><text:span text:style-name="T16">ἅπαντα λέγοιμ’ ἄν· ε”νια γὰρ πάνυ ἄδηλα…</text:span></text:p>
          </table:table-cell>
          <table:table-cell table:style-name="Table1.A1" office:value-type="string">
            <text:p text:style-name="P31">He threw a dirty look at the Dursleys. "Well, it's best yeh know as much as I can tell yeh -- mind, I can't tell yeh everythin', it's a great myst'ry, parts of it...."</text:p>
          </table:table-cell>
        </table:table-row>
        <table:table-row table:style-name="TableLine2821073795296">
          <table:table-cell table:style-name="Table1.A1" office:value-type="string">
            <text:p text:style-name="P31">καί καθίσας ἑαυτόν, βλέψας δέ τέως πρὸς τὴν<text:span text:style-name="T15"> </text:span>ἐσχάραν ε”λεγε<text:span text:style-name="T15"> </text:span>τοιάδε· Ἐν ἀρχῇ, ὡς οἶμαι, ἦν τίς ποτε ὅνοματι καὶ πῶς τύχοις<text:span text:style-name="T15"> </text:span>ἂν οὐκ εἰδὼς τούτου τὸ <text:soft-page-break/>ὄνομα, πάντων τῶν παρ’ ἡμῖν καλῶς<text:span text:style-name="T15"> </text:span>εἰδότων<text:span text:style-name="T16">.</text:span></text:p>
          </table:table-cell>
          <table:table-cell table:style-name="Table1.A1" office:value-type="string">
            <text:p text:style-name="P31">He sat down, stared into the fire for a few seconds, and then said, "It begins, I suppose, with -- with a person called -- but it's incredible yeh don't know <text:soft-page-break/>his name, everyone in our world knows --" </text:p>
          </table:table-cell>
        </table:table-row>
        <table:table-row table:style-name="TableLine2821073795296">
          <table:table-cell table:style-name="Table1.A1" office:value-type="string">
            <text:p text:style-name="P31">Τίνος<text:span text:style-name="T16">;</text:span></text:p>
          </table:table-cell>
          <table:table-cell table:style-name="Table1.A1" office:value-type="string">
            <text:p text:style-name="P31">"Who?<text:span text:style-name="T16">"</text:span></text:p>
          </table:table-cell>
        </table:table-row>
        <table:table-row table:style-name="TableLine2821073795296">
          <table:table-cell table:style-name="Table1.A1" office:value-type="string">
            <text:p text:style-name="P31">Ὅτου,· οὗ δὴ τοῦνομα ἑκὼν οὐ φθεγγοίμην ἂν οὔτ’ αὐτὸς οὔτ’<text:span text:style-name="T16"> </text:span>ἄλλος τις.</text:p>
          </table:table-cell>
          <table:table-cell table:style-name="Table1.A1" office:value-type="string">
            <text:p text:style-name="P31">"Well -- I don' like sayin' the name if I can help it.<text:span text:style-name="T16"> </text:span>No one does." </text:p>
          </table:table-cell>
        </table:table-row>
        <table:table-row table:style-name="TableLine2821073795296">
          <table:table-cell table:style-name="Table1.A1" office:value-type="string">
            <text:p text:style-name="P31">Τί μή;</text:p>
          </table:table-cell>
          <table:table-cell table:style-name="Table1.A1" office:value-type="string">
            <text:p text:style-name="P31">"Why not?" </text:p>
          </table:table-cell>
        </table:table-row>
        <table:table-row table:style-name="TableLine2821073795296">
          <table:table-cell table:style-name="Table1.A1" office:value-type="string">
            <text:p text:style-name="P31">Νὴ τὴν ’Έμπουσαν, καθότι μορμολυττόμεθ’ ἔτι.</text:p>
          </table:table-cell>
          <table:table-cell table:style-name="Table1.A1" office:value-type="string">
            <text:p text:style-name="P31">"Gulpin' gargoyles, Harry, people are still scared. </text:p>
          </table:table-cell>
        </table:table-row>
        <table:table-row table:style-name="TableLine2821073795296">
          <table:table-cell table:style-name="Table1.A1" office:value-type="string">
            <text:p text:style-name="P31">“Ηράκλεις,<text:span text:style-name="T16"> </text:span>ὅσον ἀμηχάνως ἔχω τοῦτον<text:span text:style-name="T16"> </text:span>συντιθέμενος τὸν λόγον.</text:p>
          </table:table-cell>
          <table:table-cell table:style-name="Table1.A1" office:value-type="string">
            <text:p text:style-name="P31">Blimey, this is difficult.</text:p>
          </table:table-cell>
        </table:table-row>
        <table:table-row table:style-name="TableLine2821073795296">
          <table:table-cell table:style-name="Table1.A1" office:value-type="string">
            <text:p text:style-name="P31"><text:span text:style-name="T16">ἰ</text:span>δού. μάγος<text:span text:style-name="T16"> </text:span>τις ἦν ποτέ. καὶ οὗτος κακὸς ἐγένετο<text:span text:style-name="T16">...</text:span> ἢ μᾶλλον εἷς τοσοῦτο<text:span text:style-name="T16"> </text:span>κακίας ἀφίκετο<text:span text:style-name="T16">...</text:span> ἢ μᾶλλον παγκάκιστος ἦν<text:span text:style-name="T16">...</text:span> ἢ μᾶλλον τῶν<text:span text:style-name="T16"> </text:span>κακίστων κακίων ἦν. καί τοῦνομα αὐτῷ<text:span text:style-name="T16">...</text:span></text:p>
          </table:table-cell>
          <table:table-cell table:style-name="Table1.A1" office:value-type="string">
            <text:p text:style-name="P31">See, there was this wizard who went... bad. As bad as you could go. Worse. Worse than worse. His name was..." </text:p>
          </table:table-cell>
        </table:table-row>
        <table:table-row table:style-name="TableLine2821073795296">
          <table:table-cell table:style-name="Table1.A1" office:value-type="string">
            <text:p text:style-name="P31">κεχηνότος δέ τι καῖ δι’ ὀλίγου ἀφώνῳ ἐοικότος, ὁ ’Άρειος <text:span text:style-name="T16">Ἦ</text:span> που<text:span text:style-name="T16"> </text:span>γράψαι αὐτό, ἔφη, δύναιο ἄν<text:span text:style-name="T16">;</text:span></text:p>
          </table:table-cell>
          <table:table-cell table:style-name="Table1.A1" office:value-type="string">
            <text:p text:style-name="P31">Hagrid gulped, but no words came out. "Could you write it down?" Harry suggested. </text:p>
          </table:table-cell>
        </table:table-row>
        <table:table-row table:style-name="TableLine2821073795296">
          <table:table-cell table:style-name="Table1.A1" office:value-type="string">
            <text:p text:style-name="P31">Οὐδαμῶς, ἦ δ’ ὃς ὁ Ἃγριώδης. οὐ γὰρ οἶδα πῶς γράφεται. εἶὲν.<text:span text:style-name="T16"> καὶ τοῦνομα αὐτῷ Φολιδομορτός.</text:span></text:p>
          </table:table-cell>
          <table:table-cell table:style-name="Table1.A1" office:value-type="string">
            <text:p text:style-name="P31">"Nah -can't spell it. All right -- Voldemort."</text:p>
          </table:table-cell>
        </table:table-row>
        <table:table-row table:style-name="TableLine2821073795296">
          <table:table-cell table:style-name="Table1.A1" office:value-type="string">
            <text:p text:style-name="P32">ο<text:span text:style-name="T16">ὐ</text:span> μὴ αἰτήσεις με τοῦτο πάλιν<text:span text:style-name="T16"> </text:span>εἰπεῖν, ἀντιβολῶ σε.</text:p>
          </table:table-cell>
          <table:table-cell table:style-name="Table1.A1" office:value-type="string">
            <text:p text:style-name="P32">Hagrid shuddered. "Don' make me say it again.</text:p>
          </table:table-cell>
        </table:table-row>
        <table:table-row table:style-name="TableLine2821073795296">
          <table:table-cell table:style-name="Table1.A1" office:value-type="string">
            <text:p text:style-name="P32">οὗτος δ’ οὖν ὁ μάγος μαθητὰς καταλέγεσθαι<text:span text:style-name="T16"> </text:span>ἐκ μακροῦ χρόνου ἐπειρᾶτο, καῖ δὴ πολλοὶ<text:span text:style-name="T17"> </text:span>κατειλεγμένοι ἦσαν<text:span text:style-name="T16"> </text:span>αὐτῷ, οἱ μὲν ἅτε φοβούμενοι, οἱ δὲ τοῦ κράτους<text:span text:style-name="T16"> </text:span>μετέχειν τι βουλ-<text:span text:style-name="T16"> </text:span>όμενοι,<text:span text:style-name="T16"> </text:span>ἐπιπολάζοντος αὐτοῦ ἤδη καὶ πάνυ κρατοῦντος.</text:p>
          </table:table-cell>
          <table:table-cell table:style-name="Table1.A1" office:value-type="string">
            <text:p text:style-name="P32">Anyway, this -- this wizard, about twenty years ago now, started lookin' fer followers. Got 'em, too -- some were afraid, some just wanted a bit o' his power, 'cause he was gettin' himself power, all right.</text:p>
          </table:table-cell>
        </table:table-row>
        <table:table-row table:style-name="TableLine2821073795296">
          <table:table-cell table:style-name="Table1.A1" office:value-type="string">
            <text:p text:style-name="P14">ἀλλ’ ε<text:span text:style-name="T17">ἰ</text:span>ς<text:span text:style-name="T16"> </text:span>τοσοῦτο ἀπορίας ἀφικόμεθα, ὧ Ἄρειε, περὶ τῶν μαγευόντων ὥστε<text:span text:style-name="T17"> </text:span>βασάνου δή τινος δεόμεθα, οὔτ’ εἰδότες οἷς πιστεύειν χρὴ οὔτε τολ-</text:p>
            <text:p text:style-name="P32">μώντες τοὺς ἆγνώστους διὰ φιλίας ἔχειν, δεδιότες μὴ τοῦ κιβδήλου<text:span text:style-name="T17"> </text:span>μετέχωσι.<text:span text:style-name="T17"> δεινότατα γὰρ τότ’ ἐπάσχομεν πρὸς αὐτοῦ ἤδη ὑπερ-βαλλομένου· οὐ μὴν ἀλλ’ ε”νιοι ἀντεῖχον. τοὺς δέ ἀπέκτεινεν, ἐφόνευσε μὲν οὖν καί τοῦτο ἀνηλεῶς.</text:span></text:p>
          </table:table-cell>
          <table:table-cell table:style-name="Table1.A1" office:value-type="string">
            <text:p text:style-name="P32">Dark days, Harry. Didn't know who ter trust, didn't dare get friendly with strange wizards or witches... terrible things happened. He was takin' over. 'Course, some stood up to him -- an' he killed 'em.<text:span text:style-name="T17"> Horribly.</text:span></text:p>
          </table:table-cell>
        </table:table-row>
        <table:table-row table:style-name="TableLine2821073795296">
          <table:table-cell table:style-name="Table1.A1" office:value-type="string">
            <text:p text:style-name="P32">ἀλλ’ ἐν Ὑογοήτου ἀσφαλ-έστεροι ἐγενόμεθα ἣ ἄλλοθί που τῆς γῆς.</text:p>
          </table:table-cell>
          <table:table-cell table:style-name="Table1.A1" office:value-type="string">
            <text:p text:style-name="P32">One o' the only safe places left was Hogwarts.</text:p>
          </table:table-cell>
        </table:table-row>
        <table:table-row table:style-name="TableLine2821073795296">
          <table:table-cell table:style-name="Table1.A1" office:value-type="string">
            <text:p text:style-name="P32">τὸν γὰρ Διμπλόδωρον<text:span text:style-name="T17"> </text:span>μόνον, οἶμαι, δεδιὼς ὁ δεῖνα οὐκ ἐτόλμα τότε δὴ ἐπιθέσθαι τῷ<text:span text:style-name="T17"> </text:span>παιδευτηρίῳ.</text:p>
          </table:table-cell>
          <table:table-cell table:style-name="Table1.A1" office:value-type="string">
            <text:p text:style-name="P32">Reckon Dumbledore's the only one You-Know-Who was afraid of. Didn't dare try takin' the school, not jus' then, anyway. </text:p>
          </table:table-cell>
        </table:table-row>
        <table:table-row table:style-name="TableLine2821073795296">
          <table:table-cell table:style-name="Table1.A1" office:value-type="string">
            <text:p text:style-name="P32">ἡ δ’ οὖν μήτηρ σου φαρμακὶς οὖσα καὶ ὁ πατὴρ φαρμακεὺς ὢν ἐξ ἁπάντων ὧν πάλαι ε”γνωκα μαγώτατοι ἦσαν, σχολαρχαί τότ’ εἰκότως γενόμενοι τῶν ἐφ’ <text:span text:style-name="T17">Ὑ</text:span>ογοήτου ὅτε ε”πρεπεν αὐτοῖς.</text:p>
          </table:table-cell>
          <table:table-cell table:style-name="Table1.A1" office:value-type="string">
            <text:p text:style-name="P32">"Now, yer mum an' dad were as good a witch an' wizard as I ever knew. Head boy an' girl at Hogwarts in their day! </text:p>
          </table:table-cell>
        </table:table-row>
        <table:table-row table:style-name="TableLine2821073795296">
          <table:table-cell table:style-name="Table1.A1" office:value-type="string">
            <text:p text:style-name="P32">ἀλλ’ οὐκ οἶδα διὰ τί οὐκ ἐπειράθη προσάγεσθαι <text:soft-page-break/>αὐτοὺς πρίν γε εἶ μὴ ἐπείθετ’ αὐτούς εὐμενεστέρους εἶναι τῲ Διμπλοδώρῳ ἢ ὥστ’ ἐμπλέκεσθαι ἑκόντας πράγματι καταχθονίῳ.</text:p>
          </table:table-cell>
          <table:table-cell table:style-name="Table1.A1" office:value-type="string">
            <text:p text:style-name="P32">Suppose the myst'ry is why You-Know-Who never <text:soft-page-break/>tried to get 'em on his side before... probably knew they were too close ter Dumbledore ter want anythin' ter do with the Dark Side.</text:p>
          </table:table-cell>
        </table:table-row>
        <table:table-row table:style-name="TableLine2821073795296">
          <table:table-cell table:style-name="Table1.A1" office:value-type="string">
            <text:p text:style-name="P32">καὶ ἴσως μὲν ἐνόμιζεν ἱκανὸς εἶναι πεῖσαι αὐτούς, ἴσως δέ καὶ ἐν νῷ εἶχεν ἀνελεῖν.</text:p>
          </table:table-cell>
          <table:table-cell table:style-name="Table1.A1" office:value-type="string">
            <text:p text:style-name="P32">"Maybe he thought he could persuade 'em... maybe he just wanted 'em outta the way.</text:p>
          </table:table-cell>
        </table:table-row>
        <table:table-row table:style-name="TableLine2821073795296">
          <table:table-cell table:style-name="Table1.A1" office:value-type="string">
            <text:p text:style-name="P32"><text:s/>Οὐδ’ ἐγῷδα πλὴν ἕν. οὗτος δὴ πρὸς τὸν δῆμον οὗ τόθ’ ὑμεῖς διῃτᾶσθε ἀφίκετο δέκα ε”τεσι πρότερον ἐπὶ τῶν Ἑκαταίων.</text:p>
          </table:table-cell>
          <table:table-cell table:style-name="Table1.A1" office:value-type="string">
            <text:p text:style-name="P32">All anyone knows is, he turned up in the village where you was all living, on Halloween ten years ago.</text:p>
          </table:table-cell>
        </table:table-row>
        <table:table-row table:style-name="TableLine2821073795296">
          <table:table-cell table:style-name="Table1.A1" office:value-type="string">
            <text:p text:style-name="P32">σ<text:span text:style-name="T17">ὺ</text:span> γὰρ παιδίον ἦν ἑνάενον.</text:p>
          </table:table-cell>
          <table:table-cell table:style-name="Table1.A1" office:value-type="string">
            <text:p text:style-name="P32">You was just a year old.</text:p>
          </table:table-cell>
        </table:table-row>
        <table:table-row table:style-name="TableLine2821073795296">
          <table:table-cell table:style-name="Table1.A1" office:value-type="string">
            <text:p text:style-name="P33">ἧκεν οὖν εἷς τὴν ὑμετέραν οἰκίαν καί ἀποσιωπήσας δὲ καὶ ῥινόμακτρον λαβὼν<text:span text:style-name="T17"> </text:span>κατάστικτον καὶ μάλα ῥυπαρὸν ἇπέμυξε τοσούτῳ ψόφῳ ὅσον ὑδραύλεως ἤκουσας ἄν.</text:p>
          </table:table-cell>
          <table:table-cell table:style-name="Table1.A1" office:value-type="string">
            <text:p text:style-name="P33">He came ter yer house an' -- an' --" Hagrid suddenly pulled out a very dirty, spotted handkerchief and blew his nose with a sound like a foghorn. </text:p>
          </table:table-cell>
        </table:table-row>
        <table:table-row table:style-name="TableLine2821073795296">
          <table:table-cell table:style-name="Table1.A1" office:value-type="string">
            <text:p text:style-name="P33">Ξύγγνωθί μοι, ἔφη, ταῦτα δυσθυμουμένῳ. ἡδέως γὰρ εἶχον τῷ τε πατριδίῳ καὶ τῷ μαμμιδίῳ, ἀστείοις μοι γενομένοις θαυμαστῶς ὡς σφόδρα. </text:p>
          </table:table-cell>
          <table:table-cell table:style-name="Table1.A1" office:value-type="string">
            <text:p text:style-name="P33">"Sorry," he said. "But it's that sad -- knew yer mum an' dad, an' nicer people yeh couldn't find --<text:span text:style-name="T18"> </text:span>anyway..." </text:p>
          </table:table-cell>
        </table:table-row>
        <table:table-row table:style-name="TableLine2821073795296">
          <table:table-cell table:style-name="Table1.A1" office:value-type="string">
            <text:p text:style-name="P33">ἀπέκτεινε δ’ οὖν αὐτοὺς ὁ δεῖνα.</text:p>
          </table:table-cell>
          <table:table-cell table:style-name="Table1.A1" office:value-type="string">
            <text:p text:style-name="P33">"You-Know-Who killed 'em.</text:p>
          </table:table-cell>
        </table:table-row>
        <table:table-row table:style-name="TableLine2821073795296">
          <table:table-cell table:style-name="Table1.A1" office:value-type="string">
            <text:p text:style-name="P33">ἔπειτα δέ, ἄδηλον ὂν πότερον μέλλει ἀπεργάσεσθαι τὸ πρᾶγμα ἢ συνήθης που γεγένηται τῷ φονεύειν, ἐπεχείρησε μέν ἀποκτεῖναι καὶ σέ, ἐσφάλη δέ τοῦ βουλεύματος. ἆρ’ οὐκ ᾐτε<text:span text:style-name="T18">ῖ</text:span>ς σεαυτὸν τί παθὼν ἔλαχες τὸ τοῦ τραύματος ἴχνος τὸ ἐπὶ τῷ μετώπῳ;</text:p>
          </table:table-cell>
          <table:table-cell table:style-name="Table1.A1" office:value-type="string">
            <text:p text:style-name="P33">An' then -- an' this is the real myst'ry of the thing -- he tried to kill you, too. Wanted ter make a clean job of it, I suppose, or maybe he just liked killin' by then. But he couldn't do it. Never wondered how you got that mark on yer forehead?</text:p>
          </table:table-cell>
        </table:table-row>
        <table:table-row table:style-name="TableLine2821073795296">
          <table:table-cell table:style-name="Table1.A1" office:value-type="string">
            <text:p text:style-name="P33">τοιοῦτο γὰρ ὡς μηδαμῶς τῶν μετρίων ὃν τραυμάτων λαμβάνει τις εἴ γε κατήραται πρὸς ἀλάστορος μεγάλου καὶ παμπονήρου. καί γὰρ οὗτος ἀπέκτεινε μέν<text:span text:style-name="T18"> </text:span>τοὺς σούς γονέας, ἥμαρτε δέ σοῦ. καὶ διὰ τοῦτο σὺ περιβόητος ἐγένου<text:span text:style-name="T18">·</text:span></text:p>
          </table:table-cell>
          <table:table-cell table:style-name="Table1.A1" office:value-type="string">
            <text:p text:style-name="P33">That was no ordinary cut. That's what yeh get when a Powerful, evil curse touches yeh -- took care of yer mum an' dad an' yer house, even -- but it didn't work on you, an' that's why yer famous, Harry.</text:p>
          </table:table-cell>
        </table:table-row>
        <table:table-row table:style-name="TableLine2821073795296">
          <table:table-cell table:style-name="Table1.A1" office:value-type="string">
            <text:p text:style-name="P33">ὅποτε γὰρ βούλοιτο ἀποκτεῖναί τινα, τοῦτόν γ’ ἑκάστοτ’ ἀπέκτεινεν· ἀλλ’ οὐδεὶς ἐπεβίω οὐδέποτε πλὴν σύ, πολλοὺς μὲν γὰρ τῶν βελτίστων τῶν τότε μαγευόντων καί ἀπέκτονεν οἷον τοὺς Μαχίμους ἢ τοὺς Ὀστίνους ἢ τοὺς Πρωϊτέρους· σὺ δέ μόνος ἐπιβιοὺς ἔτυχες καίπερ βρεφύλλιον ὤν.</text:p>
          </table:table-cell>
          <table:table-cell table:style-name="Table1.A1" office:value-type="string">
            <text:p text:style-name="P33">No one ever lived after he decided ter kill 'em, no one except you, an' he'd killed some o' the best witches an' wizards of the age -- the McKinnons, the Bones, the Prewetts -- an' you was only a baby, an' you lived." </text:p>
          </table:table-cell>
        </table:table-row>
        <table:table-row table:style-name="TableLine2821073795296">
          <table:table-cell table:style-name="Table1.A1" office:value-type="string">
            <text:p text:style-name="P33">ἥκοντος δέ τοῦτου πρὸς τὴν τοῦ λόγου τελεύτην, ὁ ’Άρειος λυπηρόν τι ἐνεθυμεῖτο, ὡς περὶ τὸ<text:span text:style-name="T18"> </text:span>λαμπρότατον τῆς ἀστραπῆς σέλας δαιόμενόν τι καὶ χλοαυγές αὖ μεμνημένος. καὶ ἐδόκει οὐ μόνον τοῦτό γε σαφέστερον ἐν φαντασίᾳ ὁρᾶν ἦ πρὸ τοῦ, ἀλλὰ καὶ ἀκοῦσαί τι καινόν· γέλωτος γὰρ ἀνάμνησιν ἔλαβεν ὀξέως ὡς ἀπό τινος ὠμοῦ καὶ μισανθρώπου.</text:p>
          </table:table-cell>
          <table:table-cell table:style-name="Table1.A1" office:value-type="string">
            <text:p text:style-name="P33">Something very painful was going on in Harry's mind. As Hagrid's story came to a close, he saw again the blinding flash of green light, more clearly than he had ever remembered it before -- and he remembered something else, for the first time in his life: a high, cold, cruel laugh. </text:p>
          </table:table-cell>
        </table:table-row>
        <text:soft-page-break/>
        <table:table-row table:style-name="TableLine2821073795296">
          <table:table-cell table:style-name="Table1.A1" office:value-type="string">
            <text:p text:style-name="P33">ὁ δ’ Ἁγριώδης πάνυ οἰκτίρων αὐτόν ’Έσωσα σέ, ἔφη, ἐκ τῆς οἰκίας διεφθαρμένης προστάξαντος τοῦ Διμπλοδώρου καὶ δεῦρο πρὸς τοῦσδε ἐκόμισα αὐτός.</text:p>
          </table:table-cell>
          <table:table-cell table:style-name="Table1.A1" office:value-type="string">
            <text:p text:style-name="P33">Hagrid was watching him sadly. "Took yeh from the ruined house myself, on Dumbledore's orders. Brought yeh ter this lot..." </text:p>
          </table:table-cell>
        </table:table-row>
        <table:table-row table:style-name="TableLine2821073795296">
          <table:table-cell table:style-name="Table1.A1" office:value-type="string">
            <text:p text:style-name="P33">ἀλλ’ ἐξαίφνης ὁ Δούρσλειος Ληρεῖς, ἔφη. </text:p>
          </table:table-cell>
          <table:table-cell table:style-name="Table1.A1" office:value-type="string">
            <text:p text:style-name="P33">"Load of old tosh," said Uncle Vernon.</text:p>
          </table:table-cell>
        </table:table-row>
        <table:table-row table:style-name="TableLine2821073795296">
          <table:table-cell table:style-name="Table1.A1" office:value-type="string">
            <text:p text:style-name="P33">’Άρειος δ’ ἔφριξε, ἐπελάθετο γὰρ τῶν Δουρσλείων ε”τι παρόντων.</text:p>
          </table:table-cell>
          <table:table-cell table:style-name="Table1.A1" office:value-type="string">
            <text:p text:style-name="P33">Harry jumped; he had almost forgotten that the Dursleys were there.</text:p>
          </table:table-cell>
        </table:table-row>
        <table:table-row table:style-name="TableLine2821073795296">
          <table:table-cell table:style-name="Table1.A1" office:value-type="string">
            <text:p text:style-name="P33">ὁ μέντοι θεῖος μάλιστα θαρρῶν ἐφαίνετό δριμὺ γὰρ ε”βλεπε πρὸς τὸν Ἁγριώδη ὡς πυκτεύειν πρόχειρος ὢν μετ’ αὐτοῦ.</text:p>
          </table:table-cell>
          <table:table-cell table:style-name="Table1.A1" office:value-type="string">
            <text:p text:style-name="P33">Uncle Vernon certainly seemed to have got back his courage. He was glaring at Hagrid and his fists were clenched. </text:p>
          </table:table-cell>
        </table:table-row>
        <table:table-row table:style-name="TableLine2821073795296">
          <table:table-cell table:style-name="Table1.A1" office:value-type="string">
            <text:p text:style-name="P34">’Άγε δή, ὦ οὗτος, ἔφη γρύζων, ἄκουσόν μου, ὦ νεανίσκε. μετ-έχεις μὲν γὰρ σύ οὐκ οἶδ’ ὅπως τοῦ ἀτόπου, τοῦτό γ’ οὐκ ἀρνήσομαι, τὴν δέ τοιαύτην νόσον ἐξῆν ἂν πληγαῖς ἰατρεύειν, ὡς ἔμοιγε δοκεῖ. ἀλλὰ τὰ τῶν γονέων περὶ οὗδένος ποιοῦμαι’ τίς δ’ οὐκ ἐρεῖ αὐτοὺς ἀλλοκότους πεφυκέναι καὶ<text:span text:style-name="T19"> </text:span>βασκάνους, τοιγάρτοι τεθνηκότες εὖ πεποιήκασι, τὰ κατ’ ἀνθρώπους οὐκ ἀνάξια παθόντες οἵ γ’ ἀεὶ συνεπλέκοντο ἀνθρώποις μαγικοῖς.<text:span text:style-name="T19"> μηδενὸς οὖν ε”λαχον κακοῦ ὧν μὴ προσεδόκησα, προνοῶν σαφῶς τὰ κεκλωσ-μένα ἐπ’ αὐτούς.</text:span></text:p>
          </table:table-cell>
          <table:table-cell table:style-name="Table1.A1" office:value-type="string">
            <text:p text:style-name="P34">"Now, you listen here, boy," he snarled, "I accept there's something strange about you, probably nothing a good beating wouldn't have cured -- and as for all this about your parents, well, they were weirdos, no denying it, and the world's better off without them in my opinion -- asked for all they got, getting mixed up with these wizarding types -- just what I expected, always knew they'd come to a sticky end --" </text:p>
          </table:table-cell>
        </table:table-row>
        <table:table-row table:style-name="TableLine2821073795296">
          <table:table-cell table:style-name="Table1.A1" office:value-type="string">
            <text:p text:style-name="P34">ἐνταῦθα δέ ὁ Ἁγριώδης ἀναπηδήσας ἀπὸ τῆς χαμεύνης καί ἀλεξιβρόχιον λαβὼν ἐκ τοῦ τρίβωνος, φοινικοῦν ὂν καί πάνυ τετ-ριμμένον, ὀρθὸν ε”τεινεν ἐπὶ τὸν Δούρσλειον ὥσπερ ξίφος. Εὐλαβοῦ, ὦ Δούρσλειε, ἔφη, εἰς ὑπερβολὴν γὰρ εἴρηκας ἤδη. </text:p>
          </table:table-cell>
          <table:table-cell table:style-name="Table1.A1" office:value-type="string">
            <text:p text:style-name="P34">But at that moment, Hagrid leapt from the sofa and drew a battered pink umbrella from inside his coat. Pointing this at Uncle Vernon like a sword, he said, "I'm warning you, Dursley -I'm warning you -- one more word... “</text:p>
          </table:table-cell>
        </table:table-row>
        <table:table-row table:style-name="TableLine2821073795296">
          <table:table-cell table:style-name="Table1.A1" office:value-type="string">
            <text:p text:style-name="P34">εὐλαβοῦ δῆτα ὅπως μή καί οὗτος φοβούμενος κεντηθῆναι ἀκωκῇ ἀλεξιβροχίου πρὸς γίγαντος δασυπώγωνος, τῆς δ’ ἀνδρείας ἐσφαλμένος πρὸς τὸν τοῖχον ἔμπαλιν ἐβιάσθη ἄναυδος.</text:p>
          </table:table-cell>
          <table:table-cell table:style-name="Table1.A1" office:value-type="string">
            <text:p text:style-name="P34">In danger of being speared on the end of an umbrella by a bearded giant, Uncle Vernon's courage failed again; he flattened himself against the wall and fell silent. </text:p>
          </table:table-cell>
        </table:table-row>
        <table:table-row table:style-name="TableLine2821073795296">
          <table:table-cell table:style-name="Table1.A1" office:value-type="string">
            <text:p text:style-name="P34">ἐκεῖνος δ’ αὖ ’Άμεινον δέ τοῦτο, ἔφη, πνευστιῶν ε”τι καὶ πρὸς τὴν χαμεύνην ὅσον οὐκ ἤδη διεφθαρμένην καθίσας.</text:p>
          </table:table-cell>
          <table:table-cell table:style-name="Table1.A1" office:value-type="string">
            <text:p text:style-name="P34">"That's better," said Hagrid, breathing heavily and sitting back down on the sofa, which this time sagged right down to the floor. </text:p>
          </table:table-cell>
        </table:table-row>
        <table:table-row table:style-name="TableLine2821073795296">
          <table:table-cell table:style-name="Table1.A1" office:value-type="string">
            <text:p text:style-name="P34">ἐν δέ τούτῳ βουλόμενος ε”τι μυρία ἐρωτᾶν ὁ Ἄρειος Ἀλλὰ τί ε”παθεν ἅρα; ἔφη, τὸν Φολιδο-, τὸν δεῖνα μὲν οὖν λέγοιμ’ ἄν.</text:p>
          </table:table-cell>
          <table:table-cell table:style-name="Table1.A1" office:value-type="string">
            <text:p text:style-name="P34">Harry, meanwhile, still had questions to ask, hundreds of them. "But what happened to Vol--, sorry -- I mean, You-Know-Who?" </text:p>
          </table:table-cell>
        </table:table-row>
        <table:table-row table:style-name="TableLine2821073795296">
          <table:table-cell table:style-name="Table1.A1" office:value-type="string">
            <text:p text:style-name="P35">”Εγωγ’ οὐδὲν οἶδα, ὦ ’Ἁρειε, πλὴν ἀλλ’ οἴχεται δή, ἀφανὴς γὰρ ἐγένετο αὐτῇ τῇ νυκτὶ ᾗ ἐπειράθη ἀποκτεῖναί σε.</text:p>
          </table:table-cell>
          <table:table-cell table:style-name="Table1.A1" office:value-type="string">
            <text:p text:style-name="P35">"Good question, Harry. Disappeared. Vanished. Same night he tried ter kill you.</text:p>
          </table:table-cell>
        </table:table-row>
        <table:table-row table:style-name="TableLine2821073795296">
          <table:table-cell table:style-name="Table1.A1" office:value-type="string">
            <text:p text:style-name="P35">οὖτος μὲν οὖν ἠφάνισται, σι) δέ καὶ μᾶλλον ἐκ <text:soft-page-break/>τούτῳ εὐδοκιμεῖς. ἀλλὰ παραδοξ-ότατόν μοι τόδε· τί τότε δὴ ἀπῆλθεν ὅτε κρείττων ἀεὶ καθ’ ἡμέραν ἐγίγνετο;</text:p>
          </table:table-cell>
          <table:table-cell table:style-name="Table1.A1" office:value-type="string">
            <text:p text:style-name="P35">Makes yeh even more famous. That's the biggest <text:soft-page-break/>myst'ry, see... he was gettin' more an' more powerful -- why'd he go? </text:p>
          </table:table-cell>
        </table:table-row>
        <table:table-row table:style-name="TableLine2821073795296">
          <table:table-cell table:style-name="Table1.A1" office:value-type="string">
            <text:p text:style-name="P35"><text:span text:style-name="T19">οἱ μὲν γάρ φασι τεθνηκέναι αὐτόν, ληροῦντες, ὡς οἶμαι, οὐκ εἰδὼς εἴ γ’ ἄρα τοσοῦτο ε”τι μετεῖχε τοῦ ἀνθρωπίνου ὥστε θανάσι-μον εἶναι. </text:span></text:p>
          </table:table-cell>
          <table:table-cell table:style-name="Table1.A1" office:value-type="string">
            <text:p text:style-name="P35">"Some say he died. Codswallop, in my opinion. Dunno if he had enough human left in him to die.</text:p>
          </table:table-cell>
        </table:table-row>
        <table:table-row table:style-name="TableLine2821073795296">
          <table:table-cell table:style-name="Table1.A1" office:value-type="string">
            <text:p text:style-name="P35"><text:span text:style-name="T19">οἱ δέ φάσκουσιν ἔτι φῶς ὁρᾶν, καιρὸν εὖλαβούμενόν που.</text:span></text:p>
          </table:table-cell>
          <table:table-cell table:style-name="Table1.A1" office:value-type="string">
            <text:p text:style-name="P35">Some say he's still out there, bidin' his time, like, but I don' believe it.</text:p>
          </table:table-cell>
        </table:table-row>
        <table:table-row table:style-name="TableLine2821073795296">
          <table:table-cell table:style-name="Table1.A1" office:value-type="string">
            <text:p text:style-name="P35">ἀλλ’ οὐ πιστεύω οὐδὲ τούτοις γνοὺς ὡς τῶν ἀμφὶ αὐτὸν οἱ μὲν κατεληλύθασι πρὸς τὸ ἡμέτερον, οἱ δέ ἔμφρονες γεγένηνται πάλιν ὥσπερ ἐξ ὕπνου ἐγρηγορότες.<text:span text:style-name="T20"> οἷα δ’ οὐκ ἂν ἐγένετο οἶμαι εἴ γ’ ἐμέλλησε κατιέναι αὐτός.</text:span></text:p>
          </table:table-cell>
          <table:table-cell table:style-name="Table1.A1" office:value-type="string">
            <text:p text:style-name="P35">People who was on his side came back ter ours. Some of 'em came outta kinda trances. Don reckon they could've done if he was comin' back. </text:p>
          </table:table-cell>
        </table:table-row>
        <table:table-row table:style-name="TableLine2821073795296">
          <table:table-cell table:style-name="Table1.A1" office:value-type="string">
            <text:p text:style-name="P35">οἱ δ’ αὖ πλείους ἡγούμεθα ζῆν μέν ε”τι ἐστερῆσθαι δέ τῆς δυν-άμεως, ἀσθενέστερόν πως ὄντα ἢ ὥστε ἐκπρᾶξαι τὰ βουλεύματα.<text:span text:style-name="T20"> διεφθάρη γὰρ οὐκ οἶδ’ ὅπως διὰ σέ, ὦ παῖ.</text:span></text:p>
          </table:table-cell>
          <table:table-cell table:style-name="Table1.A1" office:value-type="string">
            <text:p text:style-name="P35">"Most of us reckon he's still out there somewhere but lost his powers. Too weak to carry on. 'Cause somethin' about you finished him, Harry. </text:p>
          </table:table-cell>
        </table:table-row>
        <table:table-row table:style-name="TableLine2821073795296">
          <table:table-cell table:style-name="Table1.A1" office:value-type="string">
            <text:p text:style-name="P36"><text:s/>καὶ γὰρ ταύτῃ τῇ νυκτὶ ἐγένετο τοιοῦτό τι οἵου οὔ προνοίαν εἶχε οὐδεμίαν.<text:span text:style-name="T21"> καὶ τοῦτο τί δὴ ἔτυχεν ὂν οὔτ’ οἶδα αὐτὸς οὔτ’ ἄλλος τις, πλὴν ἀλλὰ σύ ὑπεσκέλισάς πως αὐτὸν καὶ ε”σφηλας.</text:span></text:p>
          </table:table-cell>
          <table:table-cell table:style-name="Table1.A1" office:value-type="string">
            <text:p text:style-name="P36">There was somethin' goin' on that night he hadn't counted on -- I dunno what it was, no one does -- but somethin' about you stumped him, all right." </text:p>
          </table:table-cell>
        </table:table-row>
        <table:table-row table:style-name="TableLine2821073795296">
          <table:table-cell table:style-name="Table1.A1" office:value-type="string">
            <text:p text:style-name="P36">ἐν τιμῇ ἔχων. ὁ δέ μὴ ὅτι μέγα ἐφρόνει καὶ ἠγάπα ταῦτ’ ἀκούσας, ἀλλὰ καὶ ἐνόμιζεν ἁμάρτημά τι γενέσθαι, ἀδύνατον γὰρ δήπου τὸ λανθάνεσθαι ἐαυτῷ μάγῳ ὅντι’ τί δῆτ’ ἀνὰ τὸν βίον ἤνεγκεν εἰς τὸ δέον τήν τε Δουδλίου ὕβριν καὶ τὴν Πετουνίας αἶκίαν<text:span text:style-name="T21">; μάγος γὰρ ὢν τί οὗ μετέβαλεν ἂν αὐτοὺς εἷς τέρας τι φρυνοειδές, ὅποταν ἐντὸς τοῦ σκευοφυλακίου ἐγκλῇσαι ἐθέλοιεν;</text:span></text:p>
          </table:table-cell>
          <table:table-cell table:style-name="Table1.A1" office:value-type="string">
            <text:p text:style-name="P36">Hagrid looked at Harry with warmth and respect blazing in his eyes, but Harry, instead of feeling pleased and proud, felt quite sure there had been a horrible mistake. A wizard? Him? How could he possibly be? He'd spent his life being clouted by Dudley, and bullied by Aunt Petunia and Uncle Vernon; if he was really a wizard, why hadn't they been turned into warty toads every time they'd tried to lock him in his cupboard?</text:p>
          </table:table-cell>
        </table:table-row>
        <table:table-row table:style-name="TableLine2821073795296">
          <table:table-cell table:style-name="Table1.A1" office:value-type="string">
            <text:p text:style-name="P36">ἀλλ’ εἶ τὸν γόητα τὸν τῶν ε”νθαδε κράτιστον ἐνίκησέ ποτε, πῶς ἂν ἐδυνήθη ἐκεῖνος δῆτα λακτίζειν αὐτὸν καθάπερ σφαίρᾳ παίζων<text:span text:style-name="T21">;</text:span></text:p>
          </table:table-cell>
          <table:table-cell table:style-name="Table1.A1" office:value-type="string">
            <text:p text:style-name="P36">If he'd once defeated the greatest sorcerer in the world, how come Dudley had always been able to kick him around like a football?</text:p>
          </table:table-cell>
        </table:table-row>
        <table:table-row table:style-name="TableLine2821073795296">
          <table:table-cell table:style-name="Table1.A1" office:value-type="string">
            <text:p text:style-name="P36">σιωπῇ δέ Ὦ Ἁγρίωδες, ἔφη. μάλισθ’ ἥμαρτες, οἶμαι, ταῦτα λέγων. οὐ γὰρ κινδυνεύω μάγος εἶναι.</text:p>
          </table:table-cell>
          <table:table-cell table:style-name="Table1.A1" office:value-type="string">
            <text:p text:style-name="P36">"Hagrid," he said quietly, "I think you must have made a mistake. I don't think I can be a wizard." </text:p>
          </table:table-cell>
        </table:table-row>
        <table:table-row table:style-name="TableLine2821073795296">
          <table:table-cell table:style-name="Table1.A1" office:value-type="string">
            <text:p text:style-name="P36">οὗτος δέ γελάσας, ὃ καὶ ἄτοπον ἐδόκει τῷ γ’ Ἁρείῳ, Εἶτ’ ού μάγος εἴ σύ, ἔφη.</text:p>
          </table:table-cell>
          <table:table-cell table:style-name="Table1.A1" office:value-type="string">
            <text:p text:style-name="P36">To his surprise, Hagrid chuckled. "Not a wizard, eh? </text:p>
          </table:table-cell>
        </table:table-row>
        <table:table-row table:style-name="TableLine2821073795296">
          <table:table-cell table:style-name="Table1.A1" office:value-type="string">
            <text:p text:style-name="P36">οὐ γὰρ δήπου περίφοβος ὢν ἢ τεθυμωμένος περί τινος μεμηχάνησαι παράδοξόν τι<text:span text:style-name="T21">;</text:span></text:p>
          </table:table-cell>
          <table:table-cell table:style-name="Table1.A1" office:value-type="string">
            <text:p text:style-name="P36">Never made things happen when you was scared or angry?"</text:p>
          </table:table-cell>
        </table:table-row>
        <table:table-row table:style-name="TableLine2821073795296">
          <table:table-cell table:style-name="Table1.A1" office:value-type="string">
            <text:p text:style-name="P36">κάνταῦθ’ Ἄρειος πρὸς ἐσχάραν βλέπων ἐλογίζετο <text:soft-page-break/>τοιάδε ὅσα γὰρ πράγματα τοῖς Δουρσλείοις παρέσχηκε δι’ ἅττα οὗτοι μάλ’ ἠγριώθησαν, τοσαῦτα γεγενῆσθαι μεταξὺ θυμωθέντος αὐτοῦ ἣ δι’ ὀργῆς ε”χοντος- ποτέ μὲν γὰρ διωκόμενος ὑπὸ τῶν ἀμφὶ Δούδλιον οὐκ οἶδ’ ὅπως τυχεῖν ἐκπεφευγῶς’ ποτὲ δέ φοβούμενος πρὸς διδασκαλεῖον ι’έναι γελοιότατος δοκῶν εἶναι ἐν χρῷ κεκαρμένος, μηχανήσασθαι ὅπως ἡ κόμη ἀναφύοι· ποτὲ δ’ αὖ Δουδλίου προσ-φάτως πατάξαντος αὐτόν, λαθέσθαι τιμωρήσας διὰ τὸ δράκοντα ἐπιπέμψαι αὐτῷ.</text:p>
          </table:table-cell>
          <table:table-cell table:style-name="Table1.A1" office:value-type="string">
            <text:p text:style-name="P36">Harry looked into the fire. Now he came to think <text:soft-page-break/>about it... every odd thing that had ever made his aunt and uncle furious with him had happened when he, Harry, had been upset or angry... chased by Dudley's gang, he had somehow found himself out of their reach... dreading going to school with that ridiculous haircut, he'd managed to make it grow back... and the very last time Dudley had hit him, hadn't he got his revenge, without even realizing he was doing it?<text:span text:style-name="T21"> Hadn't he set a boa constrictor on him?</text:span></text:p>
          </table:table-cell>
        </table:table-row>
        <table:table-row table:style-name="TableLine2821073795296">
          <table:table-cell table:style-name="Table1.A1" office:value-type="string">
            <text:p text:style-name="P36">μειδιῶν δέ πρὸς τὸν Ἁγριώδη βλέψας πάνυ προσγελῶντα εἶδεν.</text:p>
          </table:table-cell>
          <table:table-cell table:style-name="Table1.A1" office:value-type="string">
            <text:p text:style-name="P36">Harry looked back at Hagrid, smiling, and saw that Hagrid was positively beaming at him.</text:p>
          </table:table-cell>
        </table:table-row>
        <table:table-row table:style-name="TableLine2821073795296">
          <table:table-cell table:style-name="Table1.A1" office:value-type="string">
            <text:p text:style-name="P36">καί οὗτος Ἰδού, ἔφη’ εἶτα ὁ ’Άρειος Ποτῆρ οὐκ ε”στι μάγος,· ἀλλὰ προσδόκα ὀλίγον. εὐδοκιμήσεις δὴ παρὼν ἐν Ὑογοήτου.</text:p>
          </table:table-cell>
          <table:table-cell table:style-name="Table1.A1" office:value-type="string">
            <text:p text:style-name="P36">"See?" said Hagrid. "Harry Potter, not a wizard -- you wait, you'll be right famous at Hogwarts."</text:p>
          </table:table-cell>
        </table:table-row>
        <table:table-row table:style-name="TableLine2821073795296">
          <table:table-cell table:style-name="Table1.A1" office:value-type="string">
            <text:p text:style-name="P36">Δούρσλειος δ’ οὐδαμῶς ε”μελλε ἀμαχεὶ ἡττᾶσθαι, εἶπε γάρ ῥοιζῶν πως ’Άλλο τι ἢ οὐκ ε”φην αὐτὸν ι’έναι; γέγραπται γὰρ εἷς τῶν μαθητῶν τῶν τῆς Κωλύσεως, ἀνθ’ ῶν χάριν εἴσεται δή. ἀλλὰ γὰρ ἀναγνοὺς ἐκείνας τὰς ἐπιστολὰς ξύνοιδα αὗτῳ δεομένῳ βιβλίων τε ἐπῳδικῶν καί ῥάβδων μαγικῶν καὶ λήρων καὶ φλυαριῶν πολλῶν…</text:p>
          </table:table-cell>
          <table:table-cell table:style-name="Table1.A1" office:value-type="string">
            <text:p text:style-name="P36">But Uncle Vernon wasn't going to give in without a fight. </text:p>
            <text:p text:style-name="P36">"Haven't I told you he's not going?" he hissed. "He's going to Stonewall High and he'll be grateful for it. I've read those letters and he needs all sorts of rubbish -- spell books and wands and --" </text:p>
          </table:table-cell>
        </table:table-row>
        <table:table-row table:style-name="TableLine2821073795296">
          <table:table-cell table:style-name="Table1.A1" office:value-type="string">
            <text:p text:style-name="P36">ὁ δ’ Ἁγριώδης ὑπολαβὼν καὶ πάνυ γογγύζων Ἀλλ’ εἴ γε βούλεται ἰέναι, ἔφη, οἷος σύ Μύγαλος ἄνθρωπος οὐ δύναται κωλῦσαι αὐτόν.</text:p>
          </table:table-cell>
          <table:table-cell table:style-name="Table1.A1" office:value-type="string">
            <text:p text:style-name="P36">"If he wants ter go, a great Muggle like you won't stop him," growled Hagrid. </text:p>
          </table:table-cell>
        </table:table-row>
        <table:table-row table:style-name="TableLine2821073795296">
          <table:table-cell table:style-name="Table1.A1" office:value-type="string">
            <text:p text:style-name="P36">οὐδένα γὰρ εὕροις ἂν κωλύσοντα τὸν τῶν Ποτήρων υἱόν, τὸν Λίλης καὶ Ἰακώβου, ι’έναι πρὸς Ὑογοήτου, εἷ μὴ πάνυ μανιώδη.</text:p>
          </table:table-cell>
          <table:table-cell table:style-name="Table1.A1" office:value-type="string">
            <text:p text:style-name="P36">"Stop Lily an' James Potter' s son goin' ter Hogwarts! Yer mad. </text:p>
          </table:table-cell>
        </table:table-row>
        <table:table-row table:style-name="TableLine2821073795296">
          <table:table-cell table:style-name="Table1.A1" office:value-type="string">
            <text:p text:style-name="P37">γέγραπται γὰρ εἷς τῶν ἐκεῖ μαθητῶν ἐξ οῦ<text:span text:style-name="T21"> </text:span>ἐγεννήθη.</text:p>
          </table:table-cell>
          <table:table-cell table:style-name="Table1.A1" office:value-type="string">
            <text:p text:style-name="P37">His name's been down ever since he was born.</text:p>
          </table:table-cell>
        </table:table-row>
        <table:table-row table:style-name="TableLine2821073795296">
          <table:table-cell table:style-name="Table1.A1" office:value-type="string">
            <text:p text:style-name="P37">καὶ φοιτήσει πρὸς τὸ μαγείας καὶ γοητείας παιδευτήριον τὸ τῶν καθ’ ἡμᾶς κάλλιστον.</text:p>
          </table:table-cell>
          <table:table-cell table:style-name="Table1.A1" office:value-type="string">
            <text:p text:style-name="P37">He's off ter the finest school of witchcraft and wizardry in the world.</text:p>
          </table:table-cell>
        </table:table-row>
        <table:table-row table:style-name="TableLine2821073795296">
          <table:table-cell table:style-name="Table1.A1" office:value-type="string">
            <text:p text:style-name="P37">διατρίψας δέ ἑπτὰ ἔτη, οὐ γνώσεται αὐτὸς ἑαυτὸν οὕτω πεπαιδευμένον.</text:p>
          </table:table-cell>
          <table:table-cell table:style-name="Table1.A1" office:value-type="string">
            <text:p text:style-name="P37"><text:s/>Seven years there and he won't know himself.</text:p>
          </table:table-cell>
        </table:table-row>
        <table:table-row table:style-name="TableLine2821073795296">
          <table:table-cell table:style-name="Table1.A1" office:value-type="string">
            <text:p text:style-name="P37">ὁμιλήσει γὰρ μεθ’ ἑταίρων νέων τ’ ὄντων καὶ ὁμογνωμόνων αὐτῷ. καί ἀρχηγὸν ἕξει τὸν παιδευτήριον διοικοῦντα τὸν πολλῷ μείζω τῶν πρὸ τοῦ ἐφ’ <text:span text:style-name="T22">Ὑ</text:span>ογοήτου πάντων, τὸν πάνυ Ἄλβον Διμπλό...</text:p>
          </table:table-cell>
          <table:table-cell table:style-name="Table1.A1" office:value-type="string">
            <text:p text:style-name="P37">He'll be with youngsters of his own sort, fer a change, an' he'll be under the greatest headmaster Hogwarts ever had Albus Dumbled<text:span text:style-name="T22">...</text:span>" </text:p>
          </table:table-cell>
        </table:table-row>
        <table:table-row table:style-name="TableLine2821073795296">
          <table:table-cell table:style-name="Table1.A1" office:value-type="string">
            <text:p text:style-name="P37">ἀλλ’ ὁ Δούρσλειος ὑπολαβὼν καὶ μέγα ὀγκώμενος οὐκ ε”φη δαπανήσειν εἷς ἄνθρωπόν τινα γέροντα καὶ <text:soft-page-break/>ἐμβρόντητον ὡς διδ-άξοντα τὸν ’Ἀρειον σοφίσματα μαγευτικά.</text:p>
          </table:table-cell>
          <table:table-cell table:style-name="Table1.A1" office:value-type="string">
            <text:p text:style-name="P37">"I AM NOT PAYING FOR SOME CRACKPOT OLD FOOL To TEACH HIM MAGIC TRICKS!" </text:p>
            <text:p text:style-name="P37"><text:soft-page-break/>yelled Uncle Vernon. </text:p>
          </table:table-cell>
        </table:table-row>
        <table:table-row table:style-name="TableLine2821073795296">
          <table:table-cell table:style-name="Table1.A1" office:value-type="string">
            <text:p text:style-name="P37">τοῦτο δ’ εἰπὼν ὑπερβαλεῖν δὴ ἔδοξε τῶ γε Ἁγριώδει τὸ ἀλεξι-βρόχιον ἤδη λαβόντι καί ὑπὲρ τῆς κεφαλῆς τινάττοντι.<text:span text:style-name="T22"> </text:span>Οὐ μὴ λοιδορήσεις, ε”φη μυκώμενος, τὸν ’Άλβον Διμπλόδωρον ἐμοῦ γε παρόντος.</text:p>
          </table:table-cell>
          <table:table-cell table:style-name="Table1.A1" office:value-type="string">
            <text:p text:style-name="P37">But he had finally gone too far. Hagrid seized his umbrella and whirled it over his head, "NEVER," he thundered, "- INSULT- ALBUS- DUMBLEDORE<text:span text:style-name="T22">-</text:span>IN- FRONT- OF- ME!" </text:p>
          </table:table-cell>
        </table:table-row>
        <table:table-row table:style-name="TableLine2821073795296">
          <table:table-cell table:style-name="Table1.A1" office:value-type="string">
            <text:p text:style-name="P37">τὸ δ’ ἀλεξιβρόχιον κατὰ τάχος καθεὶς ε”τεινε πρὸς τὸν Δούδλιον.<text:span text:style-name="T22"> βέλος δέ κεραύνου τότ’ ἦν ι’δεῖν πορφυροῦν καὶ βόμβον ἀκοῦσαι βροντώδη, καί ἐν ἀκαρεῖ τοῦτον κορδακίζοντα εἶδες ἂν, τῶν χερῶν πρὸς πυγὴν συμπεπλεγμένων καὶ περιώδυνον ἀνολολύζοντα. </text:span></text:p>
          </table:table-cell>
          <table:table-cell table:style-name="Table1.A1" office:value-type="string">
            <text:p text:style-name="P37">He brought the umbrella swishing down through the air to point at Dudley -- there was a flash of violet light, a sound like a firecracker, a sharp squeal, and the next second, Dudley was dancing on the spot with his hands clasped over his fat bottom, howling in pain.</text:p>
          </table:table-cell>
        </table:table-row>
        <table:table-row table:style-name="TableLine2821073795296">
          <table:table-cell table:style-name="Table1.A1" office:value-type="string">
            <text:p text:style-name="P37">νῶτον πρὸς πυγὴν συμπεπλεγμένων καὶ περιώδυνον ἀνολολύζοντα. νῶτον δέ δόντος αὐτοῦ, ὁ Ἄρειος εἶδε κέρκον τινά - στρεπτὸς δ’ ἦν καὶ ὥσπερ χοίρου - παρακύπτοντα διὰ τρῆμά τι τῶν βρακῶν.</text:p>
          </table:table-cell>
          <table:table-cell table:style-name="Table1.A1" office:value-type="string">
            <text:p text:style-name="P15">When he turned his back on them, Harry saw a curly pig's tail poking through a hole in his trousers. </text:p>
            <text:p text:style-name="P37">Uncle Vernon roared.</text:p>
          </table:table-cell>
        </table:table-row>
        <table:table-row table:style-name="TableLine2821073795296">
          <table:table-cell table:style-name="Table1.A1" office:value-type="string">
            <text:p text:style-name="P37">ἀναβρυχώμενος δ’ ὁ Δούρσλειος ἀφείλκυσε τὴν Πετουνίαν καί τὸν Δούδλιον εἷς θάτερον δωμάτιον. βλέψας δέ τὸ τελευταῖον πρὸς τὸν Ἁγριώδη καὶ πόλλ’ ε”τι φοβούμενος τὴν θύραν ἐπέσπασεν.</text:p>
          </table:table-cell>
          <table:table-cell table:style-name="Table1.A1" office:value-type="string">
            <text:p text:style-name="P37">Pulling Aunt Petunia and Dudley into the other room, he cast one last terrified look at Hagrid and slammed the door behind them. </text:p>
          </table:table-cell>
        </table:table-row>
        <table:table-row table:style-name="TableLine2821073795296">
          <table:table-cell table:style-name="Table1.A1" office:value-type="string">
            <text:p text:style-name="P37">ὁ δέ βλέπων πρὸς τὸ ἀλεξιβρόχιον καὶ τοῦ πώγωνος ἁπτόμενος,<text:span text:style-name="T22"> </text:span>ὡς μεταγιγνώσκων τὸ πεποιημένον εἶπε τόδε· Οὐκ ἔπρεπέ μοι εἷς<text:span text:style-name="T22"> </text:span>τοσοῦτο <text:span text:style-name="T22">ἰέ</text:span>ναι τῆς δυσκολίας.<text:span text:style-name="T22"> οὐ μὴν οὐδ’ εὖ πέπραγα.</text:span></text:p>
          </table:table-cell>
          <table:table-cell table:style-name="Table1.A1" office:value-type="string">
            <text:p text:style-name="P37">Hagrid looked down at his umbrella and stroked his beard. "Shouldn'ta lost me temper," he said ruefully, "but it didn't work anyway.</text:p>
          </table:table-cell>
        </table:table-row>
        <table:table-row table:style-name="TableLine2821073795296">
          <table:table-cell table:style-name="Table1.A1" office:value-type="string">
            <text:p text:style-name="P37">Ἐβουλόμην μὲν γὰρ εἷς χοῖρον μεταβαλεῖν αὐτόν, ὁ δέ τὸ σχῆμα οὕτως ὁμοῖον χοίρῳ ἤδη παρέχων, οὐ πολλοῦ ε”δειτο χοῖρος παντελῶς γενέσθαι.</text:p>
          </table:table-cell>
          <table:table-cell table:style-name="Table1.A1" office:value-type="string">
            <text:p text:style-name="P37">Meant ter turn him into a pig, but I suppose he was so much like a pig anyway there wasn't much left ter do." </text:p>
          </table:table-cell>
        </table:table-row>
        <table:table-row table:style-name="TableLine2821073795296">
          <table:table-cell table:style-name="Table1.A1" office:value-type="string">
            <text:p text:style-name="P37">ἐκ δέ πλαγίου βλέπων ἀεὶ πρὸς ’Ἀρειον κατὰ τοῦ δασέως τῶν ὀφρύων Χάριν εἴσομαί σοι πολλὴν ἐὰν μηδὲν περὶ ταῦτα λέγῃς.<text:span text:style-name="T22"> </text:span></text:p>
          </table:table-cell>
          <table:table-cell table:style-name="Table1.A1" office:value-type="string">
            <text:p text:style-name="P38"><text:span text:style-name="T22">He cast a sideways look at Harry under his bushy eyebrows. "Be grateful if yeh didn't mention that ter anyone at Hogwarts," he said.</text:span></text:p>
          </table:table-cell>
        </table:table-row>
        <table:table-row table:style-name="TableLine2821073795296">
          <table:table-cell table:style-name="Table1.A1" office:value-type="string">
            <text:p text:style-name="P38">οὐ γὰρ θεμιτόν ἐστί μοι ἅπτεσθαι τῆς μαγικῆς ὡς ἐπὶ τὸ πολύ.</text:p>
          </table:table-cell>
          <table:table-cell table:style-name="Table1.A1" office:value-type="string">
            <text:p text:style-name="P38">"I'm -- er -- not supposed ter do magic, strictly speakin'.</text:p>
          </table:table-cell>
        </table:table-row>
        <table:table-row table:style-name="TableLine2821073795296">
          <table:table-cell table:style-name="Table1.A1" office:value-type="string">
            <text:p text:style-name="P38">ἐπιτέτραμμαι δ’ ὀλίγον αὐτῆς, ῶς ἄρτι δέον ἐρευνᾶν σε καὶ κομίζειν τὰς σὰς ἐπιστολὰς καὶ τᾶλλα τοιαῦτα.<text:span text:style-name="T23"> ὅθεν μάλ’ ἐσπούδαζον ὑποστῆναι τοῦτο τὸ πρᾶγμα.</text:span></text:p>
          </table:table-cell>
          <table:table-cell table:style-name="Table1.A1" office:value-type="string">
            <text:p text:style-name="P38">I was allowed ter do a bit ter follow yeh an' get yer letters to yeh an' stuff -- one o' the reasons I was so keen ter take on the job<text:span text:style-name="T23">.</text:span></text:p>
          </table:table-cell>
        </table:table-row>
        <table:table-row table:style-name="TableLine2821073795296">
          <table:table-cell table:style-name="Table1.A1" office:value-type="string">
            <text:p text:style-name="P38">ἀλλ’ ὁ ’Άρειος Τί δέ, ἔφη, οὐ θεμιτὸν σοὶ μαγεύειν<text:span text:style-name="T23">;</text:span></text:p>
          </table:table-cell>
          <table:table-cell table:style-name="Table1.A1" office:value-type="string">
            <text:p text:style-name="P38">"Why aren't you supposed to do magic?" asked Harry.</text:p>
          </table:table-cell>
        </table:table-row>
        <table:table-row table:style-name="TableLine2821073795296">
          <table:table-cell table:style-name="Table1.A1" office:value-type="string">
            <text:p text:style-name="P38">ἐκεῖνος δέ Εἶὲν ἔφη. μαθητὴς γὰρ ῆν αὐτὸς ἐν <text:span text:style-name="T23">Ὑ</text:span>ογοήτου, ἀλλ’ ἐξέπεσον, ὡς τάληθὲς εἰπεῖν.</text:p>
          </table:table-cell>
          <table:table-cell table:style-name="Table1.A1" office:value-type="string">
            <text:p text:style-name="P38">"Oh, well -- I was at Hogwarts meself but I -- er -- got expelled, ter tell yeh the truth.</text:p>
          </table:table-cell>
        </table:table-row>
        <text:soft-page-break/>
        <table:table-row table:style-name="TableLine2821073795296">
          <table:table-cell table:style-name="Table1.A1" office:value-type="string">
            <text:p text:style-name="P38">καὶ ἄλλας τε δίκας ε”λαβον οἱ ἐν τέλει καί διέθραυσαν τὴν ἐμὴν ῥάβδον.</text:p>
          </table:table-cell>
          <table:table-cell table:style-name="Table1.A1" office:value-type="string">
            <text:p text:style-name="P38">In me third year. They snapped me wand in half an' everything.</text:p>
          </table:table-cell>
        </table:table-row>
        <table:table-row table:style-name="TableLine2821073795296">
          <table:table-cell table:style-name="Table1.A1" office:value-type="string">
            <text:p text:style-name="P38">ὁ δέ Διμπλόδωρος ἀνὴρ ὢν καλοκάγαθὸς εἴασέ με μεῖναι θηρότροφον γενόμενον.</text:p>
          </table:table-cell>
          <table:table-cell table:style-name="Table1.A1" office:value-type="string">
            <text:p text:style-name="P38">But Dumbledore let me stay on as gamekeeper. Great man, Dumbledore."</text:p>
          </table:table-cell>
        </table:table-row>
        <table:table-row table:style-name="TableLine2821073795296">
          <table:table-cell table:style-name="Table1.A1" office:value-type="string">
            <text:p text:style-name="P38">Ἀλλὰ διὰ τί ἐξέπεσες,’ ἐκεῖνος δέ Σχεδὸν ἀμφὶ βουλυτόν ἐστι καὶ αὔριον πράγματα ἡμῖν ἔσται πολλά.</text:p>
          </table:table-cell>
          <table:table-cell table:style-name="Table1.A1" office:value-type="string">
            <text:p text:style-name="P38">"Why were you expelled?" "It's gettin' late and we've got lots ter do tomorrow," said Hagrid loudly.</text:p>
          </table:table-cell>
        </table:table-row>
        <table:table-row table:style-name="TableLine2821073795296">
          <table:table-cell table:style-name="Table1.A1" office:value-type="string">
            <text:p text:style-name="P38">εἷς γὰρ ἄστυ δεῖ ἡμᾶς ἐλθόντας τὰ βιβλία πρίασθαί σοι καὶ τὰ λοιπά.</text:p>
          </table:table-cell>
          <table:table-cell table:style-name="Table1.A1" office:value-type="string">
            <text:p text:style-name="P38">"Gotta get up ter town, get all yer books an' that."</text:p>
          </table:table-cell>
        </table:table-row>
        <table:table-row table:style-name="TableLine2821073795296">
          <table:table-cell table:style-name="Table1.A1" office:value-type="string">
            <text:p text:style-name="P38">τὸν δέ τρίβωνα ἐκδυσάμενος καὶ πρὸς Ἄρειον ῥίψας Τούτῳ κεκαλυμμένος, ἔφη, κατακοιμήθητι.</text:p>
          </table:table-cell>
          <table:table-cell table:style-name="Table1.A1" office:value-type="string">
            <text:p text:style-name="P38">He took off his thick black coat and threw it to Harry. "You can kip under that," he said.</text:p>
          </table:table-cell>
        </table:table-row>
        <table:table-row table:style-name="TableLine2821073795296">
          <table:table-cell table:style-name="Table1.A1" office:value-type="string">
            <text:p text:style-name="P38">ἀλλὰ μὴ φρόντιζε εἰ κινεῖταί τι. τάχα μυγαλα<text:span text:style-name="T23">ῖ</text:span> ἔτ’ εἶσί μοί τινες ἐν θυλακίῳ.</text:p>
          </table:table-cell>
          <table:table-cell table:style-name="Table1.A1" office:value-type="string">
            <text:p text:style-name="P38">"Don' mind if it wriggles a bit, I think I still got a couple o' dormice in one o' the pockets."</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3:36:57.173000000</meta:creation-date>
    <meta:generator>LibreOffice/7.1.5.2$Windows_X86_64 LibreOffice_project/85f04e9f809797b8199d13c421bd8a2b025d52b5</meta:generator>
    <dc:date>2023-09-03T00:08:04.271000000</dc:date>
    <meta:editing-duration>PT1H11M26S</meta:editing-duration>
    <meta:editing-cycles>18</meta:editing-cycles>
    <meta:document-statistic meta:table-count="1" meta:image-count="0" meta:object-count="0" meta:page-count="15" meta:paragraph-count="385" meta:word-count="7464" meta:character-count="42851" meta:non-whitespace-character-count="35673"/>
  </office:meta>
</office:document-meta>
</file>